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5cm"/>
    </style:style>
    <style:style style:name="co2" style:family="table-column">
      <style:table-column-properties fo:break-before="auto" style:column-width="3.182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2.383cm"/>
    </style:style>
    <style:style style:name="co5" style:family="table-column">
      <style:table-column-properties fo:break-before="auto" style:column-width="4.546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2.799cm"/>
    </style:style>
    <style:style style:name="co8" style:family="table-column">
      <style:table-column-properties fo:break-before="auto" style:column-width="1.482cm"/>
    </style:style>
    <style:style style:name="co9" style:family="table-column">
      <style:table-column-properties fo:break-before="auto" style:column-width="6.313cm"/>
    </style:style>
    <style:style style:name="co10" style:family="table-column">
      <style:table-column-properties fo:break-before="auto" style:column-width="7.595cm"/>
    </style:style>
    <style:style style:name="co11" style:family="table-column">
      <style:table-column-properties fo:break-before="auto" style:column-width="2.454cm"/>
    </style:style>
    <style:style style:name="co12" style:family="table-column">
      <style:table-column-properties fo:break-before="auto" style:column-width="4.563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0.945cm"/>
    </style:style>
    <style:style style:name="co15" style:family="table-column">
      <style:table-column-properties fo:break-before="auto" style:column-width="3.283cm"/>
    </style:style>
    <style:style style:name="co16" style:family="table-column">
      <style:table-column-properties fo:break-before="auto" style:column-width="4.87cm"/>
    </style:style>
    <style:style style:name="co17" style:family="table-column">
      <style:table-column-properties fo:break-before="auto" style:column-width="2.018cm"/>
    </style:style>
    <style:style style:name="co18" style:family="table-column">
      <style:table-column-properties fo:break-before="auto" style:column-width="2.88cm"/>
    </style:style>
    <style:style style:name="co19" style:family="table-column">
      <style:table-column-properties fo:break-before="auto" style:column-width="2.357cm"/>
    </style:style>
    <style:style style:name="co20" style:family="table-column">
      <style:table-column-properties fo:break-before="auto" style:column-width="5.001cm"/>
    </style:style>
    <style:style style:name="co21" style:family="table-column">
      <style:table-column-properties fo:break-before="auto" style:column-width="9.954cm"/>
    </style:style>
    <style:style style:name="ro1" style:family="table-row">
      <style:table-row-properties style:row-height="0.91cm" fo:break-before="auto" style:use-optimal-row-height="false"/>
    </style:style>
    <style:style style:name="ro2" style:family="table-row">
      <style:table-row-properties style:row-height="0.965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2.3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002cm solid #000000" fo:background-color="#ff3333" fo:border-left="none" fo:border-right="none" fo:border-top="0.002cm solid #000000"/>
    </style:style>
    <style:style style:name="ce7" style:family="table-cell" style:parent-style-name="Default">
      <style:table-cell-properties fo:background-color="#ff3333" fo:wrap-option="wrap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0" style:family="table-cell" style:parent-style-name="Default">
      <style:table-cell-properties fo:border-bottom="none" fo:border-left="none" fo:border-right="0.002cm solid #000000" fo:border-top="none"/>
    </style:style>
    <style:style style:name="ce11" style:family="table-cell" style:parent-style-name="Default">
      <style:table-cell-properties fo:border-bottom="0.002cm solid #000000" fo:border-left="none" fo:border-right="none" fo:border-top="none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</style:style>
    <style:style style:name="ce13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EXPORT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5" table:number-columns-repeated="6" table:default-cell-style-name="ce2"/>
        <table:table-column table:style-name="co5" table:default-cell-style-name="Default"/>
        <table:table-column table:style-name="co5" table:number-columns-repeated="1007" table:default-cell-style-name="ce2"/>
        <table:table-row table:style-name="ro1">
          <table:table-cell table:style-name="ce1" table:formula="of:=[HumanReadable.A1]" office:value-type="string" office:string-value="Name">
            <text:p>Name</text:p>
          </table:table-cell>
          <table:table-cell table:style-name="ce1" table:formula="of:=[HumanReadable.B1]" office:value-type="string" office:string-value="OccupationName">
            <text:p>OccupationName</text:p>
          </table:table-cell>
          <table:table-cell table:style-name="ce1" table:formula="of:=[HumanReadable.C1]" office:value-type="string" office:string-value="DisplayName">
            <text:p>DisplayName</text:p>
          </table:table-cell>
          <table:table-cell table:style-name="ce1" table:formula="of:=[HumanReadable.D1]" office:value-type="string" office:string-value="OrderInLists">
            <text:p>OrderInLists</text:p>
          </table:table-cell>
          <table:table-cell table:style-name="ce1" table:formula="of:=[HumanReadable.E1]" office:value-type="string" office:string-value="HelpText">
            <text:p>HelpText</text:p>
          </table:table-cell>
          <table:table-cell table:style-name="ce1" table:formula="of:=[HumanReadable.F1]" office:value-type="string" office:string-value="BlueprintClass">
            <text:p>BlueprintClass</text:p>
          </table:table-cell>
          <table:table-cell table:style-name="ce1" table:formula="of:=[HumanReadable.G1]" office:value-type="string" office:string-value="Icon">
            <text:p>Icon</text:p>
          </table:table-cell>
          <table:table-cell table:style-name="ce1" table:formula="of:=[HumanReadable.H1]" office:value-type="string" office:string-value="Mesh">
            <text:p>Mesh</text:p>
          </table:table-cell>
          <table:table-cell table:style-name="ce1" table:formula="of:=[HumanReadable.I1]" office:value-type="string" office:string-value="EducateCost">
            <text:p>EducateCost</text:p>
          </table:table-cell>
          <table:table-cell table:style-name="ce1" table:formula="of:=[HumanReadable.J1]" office:value-type="string" office:string-value="SuggestedSkills">
            <text:p>SuggestedSkills</text:p>
          </table:table-cell>
          <table:table-cell table:style-name="ce1" table:formula="of:=[HumanReadable.K1]" office:value-type="string" office:string-value="HarvesterJobTypes">
            <text:p>HarvesterJobTypes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2]);&quot;&quot;;[HumanReadable.A2])" office:value-type="string" office:string-value="Serf">
            <text:p>Serf</text:p>
          </table:table-cell>
          <table:table-cell table:style-name="ce1" table:formula="of:=[HumanReadable.B2]" office:value-type="string" office:string-value="Serf">
            <text:p>Serf</text:p>
          </table:table-cell>
          <table:table-cell table:style-name="ce1" table:formula="of:=[HumanReadable.C2]" office:value-type="string" office:string-value="Serf">
            <text:p>Serf</text:p>
          </table:table-cell>
          <table:table-cell table:style-name="ce1" table:formula="of:=[HumanReadable.D2]" office:value-type="float" office:value="1">
            <text:p>1</text:p>
          </table:table-cell>
          <table:table-cell table:style-name="ce1" table:formula="of:=[HumanReadable.E2]" office:value-type="string" office:string-value="The Serf carries items from one building to another, and is absolutely vital to your economy. Serfs don't occupy any specific building.">
            <text:p>The Serf carries items from one building to another, and is absolutely vital to your economy. Serfs don't occupy any specific building.</text:p>
          </table:table-cell>
          <table:table-cell table:style-name="ce1" table:formula="of:=[HumanReadable.F2]" office:value-type="string" office:string-value="Serf">
            <text:p>Serf</text:p>
          </table:table-cell>
          <table:table-cell table:style-name="ce1" table:formula="of:=[HumanReadable.G2]" office:value-type="string" office:string-value="serfIcon">
            <text:p>serfIcon</text:p>
          </table:table-cell>
          <table:table-cell table:style-name="ce1" table:formula="of:=[HumanReadable.H2]" office:value-type="string" office:string-value="default">
            <text:p>default</text:p>
          </table:table-cell>
          <table:table-cell table:style-name="ce1" table:formula="of:=INDIRECT(  ADDRESS(   MATCH([HumanReadable.I2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NDIRECT(  ADDRESS(   MATCH([HumanReadable.$J2];[SuggestedSkills.$A$1:.$A$500];0);   MATCH(&quot;Importances&quot;;[SuggestedSkills.$A$1:.$H$1];0);    1;1;&quot;SuggestedSkills&quot;  ) )" office:value-type="string" office:string-value="()">
            <text:p>()</text:p>
          </table:table-cell>
          <table:table-cell table:style-name="ce1" table:formula="of:=INDIRECT(  ADDRESS(   MATCH([HumanReadable.$K2];[HarvesterJobTypes.$A$1:.$A$500];0);   MATCH(&quot;HarvesterJobTypes&quot;;[HarvesterJobTypes.$A$1:.$H$1];0);    1;1;&quot;HarvesterJobTypes&quot;  ) )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3]);&quot;&quot;;[HumanReadable.A3])" office:value-type="string" office:string-value="Builder">
            <text:p>Builder</text:p>
          </table:table-cell>
          <table:table-cell table:style-name="ce1" table:formula="of:=[HumanReadable.B3]" office:value-type="string" office:string-value="Builder">
            <text:p>Builder</text:p>
          </table:table-cell>
          <table:table-cell table:style-name="ce1" table:formula="of:=[HumanReadable.C3]" office:value-type="string" office:string-value="Builder">
            <text:p>Builder</text:p>
          </table:table-cell>
          <table:table-cell table:style-name="ce1" table:formula="of:=[HumanReadable.D3]" office:value-type="float" office:value="2">
            <text:p>2</text:p>
          </table:table-cell>
          <table:table-cell table:style-name="ce1" table:formula="of:=[HumanReadable.E3]" office:value-type="string" office:string-value="The builder constructs buildings. A builder will go to the nearest constructionsites to start building.  Multiple Builders can work on the same building, Teamwork!  Builders don't occupy any specific building.">
            <text:p>The builder constructs buildings. A builder will go to the nearest constructionsites to start building. <text:s/>Multiple Builders can work on the same building, Teamwork! <text:s/>Builders don't occupy any specific building.</text:p>
          </table:table-cell>
          <table:table-cell table:style-name="ce1" table:formula="of:=[HumanReadable.F3]" office:value-type="string" office:string-value="Builder">
            <text:p>Builder</text:p>
          </table:table-cell>
          <table:table-cell table:style-name="ce1" table:formula="of:=[HumanReadable.G3]" office:value-type="string" office:string-value="builderIcon">
            <text:p>builderIcon</text:p>
          </table:table-cell>
          <table:table-cell table:style-name="ce1" table:formula="of:=[HumanReadable.H3]" office:value-type="string" office:string-value="default">
            <text:p>default</text:p>
          </table:table-cell>
          <table:table-cell table:style-name="ce1" table:formula="of:=INDIRECT(  ADDRESS(   MATCH([HumanReadable.I3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NDIRECT(  ADDRESS(   MATCH([HumanReadable.$J3];[SuggestedSkills.$A$1:.$A$500];0);   MATCH(&quot;Importances&quot;;[SuggestedSkills.$A$1:.$H$1];0);    1;1;&quot;SuggestedSkills&quot;  ) )" office:value-type="string" office:string-value="((StatName=Dexterity, StatImportance=50),(StatName=Intelligence, StatImportance=50),(StatName=StoneSkill, StatImportance=50))">
            <text:p>((StatName=Dexterity, StatImportance=50),(StatName=Intelligence, StatImportance=50),(StatName=StoneSkill, StatImportance=50))</text:p>
          </table:table-cell>
          <table:table-cell table:style-name="ce1" table:formula="of:=INDIRECT(  ADDRESS(   MATCH([HumanReadable.$K3];[HarvesterJobTypes.$A$1:.$A$500];0);   MATCH(&quot;HarvesterJobTypes&quot;;[HarvesterJobTypes.$A$1:.$H$1];0);    1;1;&quot;HarvesterJobTypes&quot;  ) )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4]);&quot;&quot;;[HumanReadable.A4])" office:value-type="string" office:string-value="Lumberjack">
            <text:p>Lumberjack</text:p>
          </table:table-cell>
          <table:table-cell table:style-name="ce1" table:formula="of:=[HumanReadable.B4]" office:value-type="string" office:string-value="Lumberjack">
            <text:p>Lumberjack</text:p>
          </table:table-cell>
          <table:table-cell table:style-name="ce1" table:formula="of:=[HumanReadable.C4]" office:value-type="string" office:string-value="Lumberjack">
            <text:p>Lumberjack</text:p>
          </table:table-cell>
          <table:table-cell table:style-name="ce1" table:formula="of:=[HumanReadable.D4]" office:value-type="float" office:value="3">
            <text:p>3</text:p>
          </table:table-cell>
          <table:table-cell table:style-name="ce1" table:formula="of:=[HumanReadable.E4]" office:value-type="string" office:string-value="The Lumberjack works in the Woodcutters' building.&#10;&#10;The Lumberjack fells trees and turns them into Logs. Logs need to be refined in a Sawmill before they're any use.">
            <text:p>The Lumberjack works in the Woodcutters' building.</text:p>
            <text:p/>
            <text:p>The Lumberjack fells trees and turns them into Logs. Logs need to be refined in a Sawmill before they're any use.</text:p>
          </table:table-cell>
          <table:table-cell table:style-name="ce1" table:formula="of:=[HumanReadable.F4]" office:value-type="string" office:string-value="Lumberjack">
            <text:p>Lumberjack</text:p>
          </table:table-cell>
          <table:table-cell table:style-name="ce1" table:formula="of:=[HumanReadable.G4]" office:value-type="string" office:string-value="lumberjackIcon">
            <text:p>lumberjackIcon</text:p>
          </table:table-cell>
          <table:table-cell table:style-name="ce1" table:formula="of:=[HumanReadable.H4]" office:value-type="string" office:string-value="default">
            <text:p>default</text:p>
          </table:table-cell>
          <table:table-cell table:style-name="ce1" table:formula="of:=INDIRECT(  ADDRESS(   MATCH([HumanReadable.I4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NDIRECT(  ADDRESS(   MATCH([HumanReadable.$J4];[SuggestedSkills.$A$1:.$A$500];0);   MATCH(&quot;Importances&quot;;[SuggestedSkills.$A$1:.$H$1];0);    1;1;&quot;SuggestedSkills&quot;  ) )" office:value-type="string" office:string-value="((StatName=Strength, StatImportance=85),(StatName=Constitution, StatImportance=65),(StatName=PlantSkill, StatImportance=50))">
            <text:p>((StatName=Strength, StatImportance=85),(StatName=Constitution, StatImportance=65),(StatName=PlantSkill, StatImportance=50))</text:p>
          </table:table-cell>
          <table:table-cell table:style-name="ce1" table:formula="of:=INDIRECT(  ADDRESS(   MATCH([HumanReadable.$K4];[HarvesterJobTypes.$A$1:.$A$500];0);   MATCH(&quot;HarvesterJobTypes&quot;;[HarvesterJobTypes.$A$1:.$H$1];0);    1;1;&quot;HarvesterJobTypes&quot;  ) )" office:value-type="string" office:string-value="((harvestingJobType=Planting, doesJob=false),(harvestingJobType=Tending, doesJob=false),(harvestingJobType=Harvesting, doesJob=true),(harvestingJobType=Polishing, doesJob=true))">
            <text:p>((harvestingJobType=Planting, doesJob=false),(harvestingJobType=Tending, doesJob=false),(harvestingJobType=Harvesting, doesJob=true),(harvestingJobType=Polishing, doesJob=tru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5]);&quot;&quot;;[HumanReadable.A5])" office:value-type="string" office:string-value="Carpenter">
            <text:p>Carpenter</text:p>
          </table:table-cell>
          <table:table-cell table:style-name="ce1" table:formula="of:=[HumanReadable.B5]" office:value-type="string" office:string-value="Carpenter">
            <text:p>Carpenter</text:p>
          </table:table-cell>
          <table:table-cell table:style-name="ce1" table:formula="of:=[HumanReadable.C5]" office:value-type="string" office:string-value="Carpenter">
            <text:p>Carpenter</text:p>
          </table:table-cell>
          <table:table-cell table:style-name="ce1" table:formula="of:=[HumanReadable.D5]" office:value-type="float" office:value="4">
            <text:p>4</text:p>
          </table:table-cell>
          <table:table-cell table:style-name="ce1" table:formula="of:=[HumanReadable.E5]" office:value-type="string" office:string-value="The Carpenter works in the Sawmill and Weapon Workshop buildings.&#10;&#10;In the Sawmill, the Carpenter turns Wooden Logs into Lumber, which can be used for construction or other things.&#10;In the Weapons Workshop, the Carpenter makes Axes out of Lumber.">
            <text:p>The Carpenter works in the Sawmill and Weapon Workshop buildings.</text:p>
            <text:p/>
            <text:p>In the Sawmill, the Carpenter turns Wooden Logs into Lumber, which can be used for construction or other things.</text:p>
            <text:p>In the Weapons Workshop, the Carpenter makes Axes out of Lumber.</text:p>
          </table:table-cell>
          <table:table-cell table:style-name="ce1" table:formula="of:=[HumanReadable.F5]" office:value-type="string" office:string-value="Carpenter">
            <text:p>Carpenter</text:p>
          </table:table-cell>
          <table:table-cell table:style-name="ce1" table:formula="of:=[HumanReadable.G5]" office:value-type="string" office:string-value="carpenterIcon">
            <text:p>carpenterIcon</text:p>
          </table:table-cell>
          <table:table-cell table:style-name="ce1" table:formula="of:=[HumanReadable.H5]" office:value-type="string" office:string-value="default">
            <text:p>default</text:p>
          </table:table-cell>
          <table:table-cell table:style-name="ce1" table:formula="of:=INDIRECT(  ADDRESS(   MATCH([HumanReadable.I5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NDIRECT(  ADDRESS(   MATCH([HumanReadable.$J5];[SuggestedSkills.$A$1:.$A$500];0);   MATCH(&quot;Importances&quot;;[SuggestedSkills.$A$1:.$H$1];0);    1;1;&quot;SuggestedSkills&quot;  ) )" office:value-type="string" office:string-value="((StatName=Strength, StatImportance=70),(StatName=Dexterity, StatImportance=70),(StatName=Constitution, StatImportance=50))">
            <text:p>((StatName=Strength, StatImportance=70),(StatName=Dexterity, StatImportance=70),(StatName=Constitution, StatImportance=50))</text:p>
          </table:table-cell>
          <table:table-cell table:style-name="ce1" table:formula="of:=INDIRECT(  ADDRESS(   MATCH([HumanReadable.$K5];[HarvesterJobTypes.$A$1:.$A$500];0);   MATCH(&quot;HarvesterJobTypes&quot;;[HarvesterJobTypes.$A$1:.$H$1];0);    1;1;&quot;HarvesterJobTypes&quot;  ) )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6]);&quot;&quot;;[HumanReadable.A6])" office:value-type="string" office:string-value="Forester">
            <text:p>Forester</text:p>
          </table:table-cell>
          <table:table-cell table:style-name="ce1" table:formula="of:=[HumanReadable.B6]" office:value-type="string" office:string-value="Forester">
            <text:p>Forester</text:p>
          </table:table-cell>
          <table:table-cell table:style-name="ce1" table:formula="of:=[HumanReadable.C6]" office:value-type="string" office:string-value="Forester">
            <text:p>Forester</text:p>
          </table:table-cell>
          <table:table-cell table:style-name="ce1" table:formula="of:=[HumanReadable.D6]" office:value-type="float" office:value="6">
            <text:p>6</text:p>
          </table:table-cell>
          <table:table-cell table:style-name="ce1" table:formula="of:=[HumanReadable.E6]" office:value-type="string" office:string-value="The forester works in the foresting lodge building.&#10;&#10;The forester plants trees which can be chopped down by Lumberjacks.">
            <text:p>The forester works in the foresting lodge building.</text:p>
            <text:p/>
            <text:p>The forester plants trees which can be chopped down by Lumberjacks.</text:p>
          </table:table-cell>
          <table:table-cell table:style-name="ce1" table:formula="of:=[HumanReadable.F6]" office:value-type="string" office:string-value="Forester">
            <text:p>Forester</text:p>
          </table:table-cell>
          <table:table-cell table:style-name="ce1" table:formula="of:=[HumanReadable.G6]" office:value-type="string" office:string-value="foresterIcon">
            <text:p>foresterIcon</text:p>
          </table:table-cell>
          <table:table-cell table:style-name="ce1" table:formula="of:=[HumanReadable.H6]" office:value-type="string" office:string-value="default">
            <text:p>default</text:p>
          </table:table-cell>
          <table:table-cell table:style-name="ce1" table:formula="of:=INDIRECT(  ADDRESS(   MATCH([HumanReadable.I6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NDIRECT(  ADDRESS(   MATCH([HumanReadable.$J6];[SuggestedSkills.$A$1:.$A$500];0);   MATCH(&quot;Importances&quot;;[SuggestedSkills.$A$1:.$H$1];0);    1;1;&quot;SuggestedSkills&quot;  ) )" office:value-type="string" office:string-value="((StatName=Dexterity, StatImportance=100),(StatName=PlantSkill, StatImportance=100),(StatName=Wisdom, StatImportance=50))">
            <text:p>((StatName=Dexterity, StatImportance=100),(StatName=PlantSkill, StatImportance=100),(StatName=Wisdom, StatImportance=50))</text:p>
          </table:table-cell>
          <table:table-cell table:style-name="ce1" table:formula="of:=INDIRECT(  ADDRESS(   MATCH([HumanReadable.$K6];[HarvesterJobTypes.$A$1:.$A$500];0);   MATCH(&quot;HarvesterJobTypes&quot;;[HarvesterJobTypes.$A$1:.$H$1];0);    1;1;&quot;HarvesterJobTypes&quot;  ) )" office:value-type="string" office:string-value="((harvestingJobType=Planting, doesJob=true),(harvestingJobType=Tending, doesJob=false),(harvestingJobType=Harvesting, doesJob=false),(harvestingJobType=Polishing, doesJob=false))">
            <text:p>((harvestingJobType=Planting, doesJob=true),(harvestingJobType=Tending, doesJob=false),(harvestingJobType=Harvesting, doesJob=false),(harvestingJobType=Polishing, doesJob=fals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7]);&quot;&quot;;[HumanReadable.A7])" office:value-type="string" office:string-value="Farmer">
            <text:p>Farmer</text:p>
          </table:table-cell>
          <table:table-cell table:style-name="ce1" table:formula="of:=[HumanReadable.B7]" office:value-type="string" office:string-value="Farmer">
            <text:p>Farmer</text:p>
          </table:table-cell>
          <table:table-cell table:style-name="ce1" table:formula="of:=[HumanReadable.C7]" office:value-type="string" office:string-value="Farmer">
            <text:p>Farmer</text:p>
          </table:table-cell>
          <table:table-cell table:style-name="ce1" table:formula="of:=[HumanReadable.D7]" office:value-type="float" office:value="7">
            <text:p>7</text:p>
          </table:table-cell>
          <table:table-cell table:style-name="ce1" table:formula="of:=[HumanReadable.E7]" office:value-type="string" office:string-value="The farmer works in the Farm building.&#10;&#10;The farmer will grow wheat and harvest them once they are fully grown, and turn them into Grain.">
            <text:p>The farmer works in the Farm building.</text:p>
            <text:p/>
            <text:p>The farmer will grow wheat and harvest them once they are fully grown, and turn them into Grain.</text:p>
          </table:table-cell>
          <table:table-cell table:style-name="ce1" table:formula="of:=[HumanReadable.F7]" office:value-type="string" office:string-value="Farmer">
            <text:p>Farmer</text:p>
          </table:table-cell>
          <table:table-cell table:style-name="ce1" table:formula="of:=[HumanReadable.G7]" office:value-type="string" office:string-value="farmerIcon">
            <text:p>farmerIcon</text:p>
          </table:table-cell>
          <table:table-cell table:style-name="ce1" table:formula="of:=[HumanReadable.H7]" office:value-type="string" office:string-value="default">
            <text:p>default</text:p>
          </table:table-cell>
          <table:table-cell table:style-name="ce1" table:formula="of:=INDIRECT(  ADDRESS(   MATCH([HumanReadable.I7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NDIRECT(  ADDRESS(   MATCH([HumanReadable.$J7];[SuggestedSkills.$A$1:.$A$500];0);   MATCH(&quot;Importances&quot;;[SuggestedSkills.$A$1:.$H$1];0);    1;1;&quot;SuggestedSkills&quot;  ) )" office:value-type="string" office:string-value="((StatName=PlantSkill, StatImportance=85),(StatName=Dexterity, StatImportance=60),(StatName=Constitution, StatImportance=50))">
            <text:p>((StatName=PlantSkill, StatImportance=85),(StatName=Dexterity, StatImportance=60),(StatName=Constitution, StatImportance=50))</text:p>
          </table:table-cell>
          <table:table-cell table:style-name="ce1" table:formula="of:=INDIRECT(  ADDRESS(   MATCH([HumanReadable.$K7];[HarvesterJobTypes.$A$1:.$A$500];0);   MATCH(&quot;HarvesterJobTypes&quot;;[HarvesterJobTypes.$A$1:.$H$1];0);    1;1;&quot;HarvesterJobTypes&quot;  ) )" office:value-type="string" office:string-value="((harvestingJobType=Planting, doesJob=true),(harvestingJobType=Tending, doesJob=false),(harvestingJobType=Harvesting, doesJob=true),(harvestingJobType=Polishing, doesJob=true))">
            <text:p>((harvestingJobType=Planting, doesJob=true),(harvestingJobType=Tending, doesJob=false),(harvestingJobType=Harvesting, doesJob=true),(harvestingJobType=Polishing, doesJob=tru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8]);&quot;&quot;;[HumanReadable.A8])" office:value-type="string" office:string-value="Miller">
            <text:p>Miller</text:p>
          </table:table-cell>
          <table:table-cell table:style-name="ce1" table:formula="of:=[HumanReadable.B8]" office:value-type="string" office:string-value="Miller">
            <text:p>Miller</text:p>
          </table:table-cell>
          <table:table-cell table:style-name="ce1" table:formula="of:=[HumanReadable.C8]" office:value-type="string" office:string-value="Miller">
            <text:p>Miller</text:p>
          </table:table-cell>
          <table:table-cell table:style-name="ce1" table:formula="of:=[HumanReadable.D8]" office:value-type="float" office:value="8">
            <text:p>8</text:p>
          </table:table-cell>
          <table:table-cell table:style-name="ce1" table:formula="of:=[HumanReadable.E8]" office:value-type="string" office:string-value="The miller works in the Mill building.&#10;&#10;The miller grinds grain into flour.">
            <text:p>The miller works in the Mill building.</text:p>
            <text:p/>
            <text:p>The miller grinds grain into flour.</text:p>
          </table:table-cell>
          <table:table-cell table:style-name="ce1" table:formula="of:=[HumanReadable.F8]" office:value-type="string" office:string-value="Miller">
            <text:p>Miller</text:p>
          </table:table-cell>
          <table:table-cell table:style-name="ce1" table:formula="of:=[HumanReadable.G8]" office:value-type="string" office:string-value="millerIcon">
            <text:p>millerIcon</text:p>
          </table:table-cell>
          <table:table-cell table:style-name="ce1" table:formula="of:=[HumanReadable.H8]" office:value-type="string" office:string-value="default">
            <text:p>default</text:p>
          </table:table-cell>
          <table:table-cell table:style-name="ce1" table:formula="of:=INDIRECT(  ADDRESS(   MATCH([HumanReadable.I8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NDIRECT(  ADDRESS(   MATCH([HumanReadable.$J8];[SuggestedSkills.$A$1:.$A$500];0);   MATCH(&quot;Importances&quot;;[SuggestedSkills.$A$1:.$H$1];0);    1;1;&quot;SuggestedSkills&quot;  ) )" office:value-type="string" office:string-value="((StatName=Dexterity, StatImportance=60),(StatName=FoodSkill, StatImportance=60),(StatName=PlantSkill, StatImportance=50))">
            <text:p>((StatName=Dexterity, StatImportance=60),(StatName=FoodSkill, StatImportance=60),(StatName=PlantSkill, StatImportance=50))</text:p>
          </table:table-cell>
          <table:table-cell table:style-name="ce1" table:formula="of:=INDIRECT(  ADDRESS(   MATCH([HumanReadable.$K8];[HarvesterJobTypes.$A$1:.$A$500];0);   MATCH(&quot;HarvesterJobTypes&quot;;[HarvesterJobTypes.$A$1:.$H$1];0);    1;1;&quot;HarvesterJobTypes&quot;  ) )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9]);&quot;&quot;;[HumanReadable.A9])" office:value-type="string" office:string-value="Baker">
            <text:p>Baker</text:p>
          </table:table-cell>
          <table:table-cell table:style-name="ce1" table:formula="of:=[HumanReadable.B9]" office:value-type="string" office:string-value="Baker">
            <text:p>Baker</text:p>
          </table:table-cell>
          <table:table-cell table:style-name="ce1" table:formula="of:=[HumanReadable.C9]" office:value-type="string" office:string-value="Baker">
            <text:p>Baker</text:p>
          </table:table-cell>
          <table:table-cell table:style-name="ce1" table:formula="of:=[HumanReadable.D9]" office:value-type="float" office:value="9">
            <text:p>9</text:p>
          </table:table-cell>
          <table:table-cell table:style-name="ce1" table:formula="of:=[HumanReadable.E9]" office:value-type="string" office:string-value="The baker works in the Bakery building.&#10;&#10;The baker bakes delicious bread from flour.">
            <text:p>The baker works in the Bakery building.</text:p>
            <text:p/>
            <text:p>The baker bakes delicious bread from flour.</text:p>
          </table:table-cell>
          <table:table-cell table:style-name="ce1" table:formula="of:=[HumanReadable.F9]" office:value-type="string" office:string-value="Baker">
            <text:p>Baker</text:p>
          </table:table-cell>
          <table:table-cell table:style-name="ce1" table:formula="of:=[HumanReadable.G9]" office:value-type="string" office:string-value="bakerIcon">
            <text:p>bakerIcon</text:p>
          </table:table-cell>
          <table:table-cell table:style-name="ce1" table:formula="of:=[HumanReadable.H9]" office:value-type="string" office:string-value="default">
            <text:p>default</text:p>
          </table:table-cell>
          <table:table-cell table:style-name="ce1" table:formula="of:=INDIRECT(  ADDRESS(   MATCH([HumanReadable.I9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NDIRECT(  ADDRESS(   MATCH([HumanReadable.$J9];[SuggestedSkills.$A$1:.$A$500];0);   MATCH(&quot;Importances&quot;;[SuggestedSkills.$A$1:.$H$1];0);    1;1;&quot;SuggestedSkills&quot;  ) )" office:value-type="string" office:string-value="((StatName=FoodSkill, StatImportance=100),(StatName=Dexterity, StatImportance=80),(StatName=Intelligence, StatImportance=50))">
            <text:p>((StatName=FoodSkill, StatImportance=100),(StatName=Dexterity, StatImportance=80),(StatName=Intelligence, StatImportance=50))</text:p>
          </table:table-cell>
          <table:table-cell table:style-name="ce1" table:formula="of:=INDIRECT(  ADDRESS(   MATCH([HumanReadable.$K9];[HarvesterJobTypes.$A$1:.$A$500];0);   MATCH(&quot;HarvesterJobTypes&quot;;[HarvesterJobTypes.$A$1:.$H$1];0);    1;1;&quot;HarvesterJobTypes&quot;  ) )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0]);&quot;&quot;;[HumanReadable.A10])" office:value-type="string" office:string-value="Mason">
            <text:p>Mason</text:p>
          </table:table-cell>
          <table:table-cell table:style-name="ce1" table:formula="of:=[HumanReadable.B10]" office:value-type="string" office:string-value="Mason">
            <text:p>Mason</text:p>
          </table:table-cell>
          <table:table-cell table:style-name="ce1" table:formula="of:=[HumanReadable.C10]" office:value-type="string" office:string-value="Mason">
            <text:p>Mason</text:p>
          </table:table-cell>
          <table:table-cell table:style-name="ce1" table:formula="of:=[HumanReadable.D10]" office:value-type="float" office:value="5">
            <text:p>5</text:p>
          </table:table-cell>
          <table:table-cell table:style-name="ce1" table:formula="of:=[HumanReadable.E10]" office:value-type="string" office:string-value="The mason works in the Quarry building.&#10;&#10;The mason will mine Granite rocks until they are exhausted.">
            <text:p>The mason works in the Quarry building.</text:p>
            <text:p/>
            <text:p>The mason will mine Granite rocks until they are exhausted.</text:p>
          </table:table-cell>
          <table:table-cell table:style-name="ce1" table:formula="of:=[HumanReadable.F10]" office:value-type="string" office:string-value="Mason">
            <text:p>Mason</text:p>
          </table:table-cell>
          <table:table-cell table:style-name="ce1" table:formula="of:=[HumanReadable.G10]" office:value-type="string" office:string-value="masonIcon">
            <text:p>masonIcon</text:p>
          </table:table-cell>
          <table:table-cell table:style-name="ce1" table:formula="of:=[HumanReadable.H10]" office:value-type="string" office:string-value="default">
            <text:p>default</text:p>
          </table:table-cell>
          <table:table-cell table:style-name="ce1" table:formula="of:=INDIRECT(  ADDRESS(   MATCH([HumanReadable.I10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NDIRECT(  ADDRESS(   MATCH([HumanReadable.$J10];[SuggestedSkills.$A$1:.$A$500];0);   MATCH(&quot;Importances&quot;;[SuggestedSkills.$A$1:.$H$1];0);    1;1;&quot;SuggestedSkills&quot;  ) )" office:value-type="string" office:string-value="((StatName=Strength, StatImportance=75),(StatName=StoneSkill, StatImportance=70),(StatName=Constitution, StatImportance=45))">
            <text:p>((StatName=Strength, StatImportance=75),(StatName=StoneSkill, StatImportance=70),(StatName=Constitution, StatImportance=45))</text:p>
          </table:table-cell>
          <table:table-cell table:style-name="ce1" table:formula="of:=INDIRECT(  ADDRESS(   MATCH([HumanReadable.$K10];[HarvesterJobTypes.$A$1:.$A$500];0);   MATCH(&quot;HarvesterJobTypes&quot;;[HarvesterJobTypes.$A$1:.$H$1];0);    1;1;&quot;HarvesterJobTypes&quot;  ) )" office:value-type="string" office:string-value="((harvestingJobType=Planting, doesJob=false),(harvestingJobType=Tending, doesJob=false),(harvestingJobType=Harvesting, doesJob=true),(harvestingJobType=Polishing, doesJob=true))">
            <text:p>((harvestingJobType=Planting, doesJob=false),(harvestingJobType=Tending, doesJob=false),(harvestingJobType=Harvesting, doesJob=true),(harvestingJobType=Polishing, doesJob=tru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1]);&quot;&quot;;[HumanReadable.A11])" office:value-type="string" office:string-value="Miner">
            <text:p>Miner</text:p>
          </table:table-cell>
          <table:table-cell table:style-name="ce1" table:formula="of:=[HumanReadable.B11]" office:value-type="string" office:string-value="Miner">
            <text:p>Miner</text:p>
          </table:table-cell>
          <table:table-cell table:style-name="ce1" table:formula="of:=[HumanReadable.C11]" office:value-type="string" office:string-value="Miner">
            <text:p>Miner</text:p>
          </table:table-cell>
          <table:table-cell table:style-name="ce1" table:formula="of:=[HumanReadable.D11]" office:value-type="float" office:value="10">
            <text:p>10</text:p>
          </table:table-cell>
          <table:table-cell table:style-name="ce1" table:formula="of:=[HumanReadable.E11]" office:value-type="string" office:string-value="The miner works in the Gold, Iron and Coal Mines.&#10;&#10;The miner will find nearby metal veins or coal deposits and mine them until they are exhausted.">
            <text:p>The miner works in the Gold, Iron and Coal Mines.</text:p>
            <text:p/>
            <text:p>The miner will find nearby metal veins or coal deposits and mine them until they are exhausted.</text:p>
          </table:table-cell>
          <table:table-cell table:style-name="ce1" table:formula="of:=[HumanReadable.F11]" office:value-type="string" office:string-value="Miner">
            <text:p>Miner</text:p>
          </table:table-cell>
          <table:table-cell table:style-name="ce1" table:formula="of:=[HumanReadable.G11]" office:value-type="string" office:string-value="minerIcon">
            <text:p>minerIcon</text:p>
          </table:table-cell>
          <table:table-cell table:style-name="ce1" table:formula="of:=[HumanReadable.H11]" office:value-type="string" office:string-value="default">
            <text:p>default</text:p>
          </table:table-cell>
          <table:table-cell table:style-name="ce1" table:formula="of:=INDIRECT(  ADDRESS(   MATCH([HumanReadable.I11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NDIRECT(  ADDRESS(   MATCH([HumanReadable.$J11];[SuggestedSkills.$A$1:.$A$500];0);   MATCH(&quot;Importances&quot;;[SuggestedSkills.$A$1:.$H$1];0);    1;1;&quot;SuggestedSkills&quot;  ) )" office:value-type="string" office:string-value="((StatName=Strength, StatImportance=50),(StatName=Dexterity, StatImportance=50),(StatName=Dexterity, StatImportance=50))">
            <text:p>((StatName=Strength, StatImportance=50),(StatName=Dexterity, StatImportance=50),(StatName=Dexterity, StatImportance=50))</text:p>
          </table:table-cell>
          <table:table-cell table:style-name="ce1" table:formula="of:=INDIRECT(  ADDRESS(   MATCH([HumanReadable.$K11];[HarvesterJobTypes.$A$1:.$A$500];0);   MATCH(&quot;HarvesterJobTypes&quot;;[HarvesterJobTypes.$A$1:.$H$1];0);    1;1;&quot;HarvesterJobTypes&quot;  ) )" office:value-type="string" office:string-value="((harvestingJobType=Planting, doesJob=false),(harvestingJobType=Tending, doesJob=false),(harvestingJobType=Harvesting, doesJob=true),(harvestingJobType=Polishing, doesJob=true))">
            <text:p>((harvestingJobType=Planting, doesJob=false),(harvestingJobType=Tending, doesJob=false),(harvestingJobType=Harvesting, doesJob=true),(harvestingJobType=Polishing, doesJob=tru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2]);&quot;&quot;;[HumanReadable.A12])" office:value-type="string" office:string-value="Smelter">
            <text:p>Smelter</text:p>
          </table:table-cell>
          <table:table-cell table:style-name="ce1" table:formula="of:=[HumanReadable.B12]" office:value-type="string" office:string-value="Smelter">
            <text:p>Smelter</text:p>
          </table:table-cell>
          <table:table-cell table:style-name="ce1" table:formula="of:=[HumanReadable.C12]" office:value-type="string" office:string-value="Smelter">
            <text:p>Smelter</text:p>
          </table:table-cell>
          <table:table-cell table:style-name="ce1" table:formula="of:=[HumanReadable.D12]" office:value-type="float" office:value="11">
            <text:p>11</text:p>
          </table:table-cell>
          <table:table-cell table:style-name="ce1" table:formula="of:=[HumanReadable.E12]" office:value-type="string" office:string-value="The Smelter works in the Iron Smeltery and Mint buildings.&#10;&#10;In the Iron Smeltery, the Smelter melts iron ore into iron bars.&#10;In the Mint, the Smelter melts gold ore into gold coins.">
            <text:p>The Smelter works in the Iron Smeltery and Mint buildings.</text:p>
            <text:p/>
            <text:p>In the Iron Smeltery, the Smelter melts iron ore into iron bars.</text:p>
            <text:p>In the Mint, the Smelter melts gold ore into gold coins.</text:p>
          </table:table-cell>
          <table:table-cell table:style-name="ce1" table:formula="of:=[HumanReadable.F12]" office:value-type="string" office:string-value="Smelter">
            <text:p>Smelter</text:p>
          </table:table-cell>
          <table:table-cell table:style-name="ce1" table:formula="of:=[HumanReadable.G12]" office:value-type="string" office:string-value="smelterIcon">
            <text:p>smelterIcon</text:p>
          </table:table-cell>
          <table:table-cell table:style-name="ce1" table:formula="of:=[HumanReadable.H12]" office:value-type="string" office:string-value="default">
            <text:p>default</text:p>
          </table:table-cell>
          <table:table-cell table:style-name="ce1" table:formula="of:=INDIRECT(  ADDRESS(   MATCH([HumanReadable.I12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NDIRECT(  ADDRESS(   MATCH([HumanReadable.$J12];[SuggestedSkills.$A$1:.$A$500];0);   MATCH(&quot;Importances&quot;;[SuggestedSkills.$A$1:.$H$1];0);    1;1;&quot;SuggestedSkills&quot;  ) )" office:value-type="string" office:string-value="((StatName=MetalSkill, StatImportance=100),(StatName=Dexterity, StatImportance=80),(StatName=Dexterity, StatImportance=80))">
            <text:p>((StatName=MetalSkill, StatImportance=100),(StatName=Dexterity, StatImportance=80),(StatName=Dexterity, StatImportance=80))</text:p>
          </table:table-cell>
          <table:table-cell table:style-name="ce1" table:formula="of:=INDIRECT(  ADDRESS(   MATCH([HumanReadable.$K12];[HarvesterJobTypes.$A$1:.$A$500];0);   MATCH(&quot;HarvesterJobTypes&quot;;[HarvesterJobTypes.$A$1:.$H$1];0);    1;1;&quot;HarvesterJobTypes&quot;  ) )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3]);&quot;&quot;;[HumanReadable.A13])">
            <text:p/>
          </table:table-cell>
          <table:table-cell table:style-name="ce1" table:formula="of:=[HumanReadable.B13]" office:value-type="float" office:value="0">
            <text:p>0</text:p>
          </table:table-cell>
          <table:table-cell table:style-name="ce1" table:formula="of:=[HumanReadable.C13]" office:value-type="float" office:value="0">
            <text:p>0</text:p>
          </table:table-cell>
          <table:table-cell table:style-name="ce1" table:formula="of:=[HumanReadable.D13]" office:value-type="float" office:value="0">
            <text:p>0</text:p>
          </table:table-cell>
          <table:table-cell table:style-name="ce1" table:formula="of:=[HumanReadable.E13]" office:value-type="float" office:value="0">
            <text:p>0</text:p>
          </table:table-cell>
          <table:table-cell table:style-name="ce1" table:formula="of:=[HumanReadable.F13]" office:value-type="float" office:value="0">
            <text:p>0</text:p>
          </table:table-cell>
          <table:table-cell table:style-name="ce1" table:formula="of:=[HumanReadable.G13]" office:value-type="float" office:value="0">
            <text:p>0</text:p>
          </table:table-cell>
          <table:table-cell table:style-name="ce1" table:formula="of:=[HumanReadable.H13]" office:value-type="float" office:value="0">
            <text:p>0</text:p>
          </table:table-cell>
          <table:table-cell table:style-name="ce1" table:formula="of:=INDIRECT(  ADDRESS(   MATCH([HumanReadable.I13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NDIRECT(  ADDRESS(   MATCH([HumanReadable.$J13];[SuggestedSkills.$A$1:.$A$500];0);   MATCH(&quot;Importances&quot;;[SuggestedSkills.$A$1:.$H$1];0);    1;1;&quot;SuggestedSkills&quot;  ) )" office:value-type="float" office:value="0">
            <text:p>#N/A</text:p>
          </table:table-cell>
          <table:table-cell table:style-name="ce1" table:formula="of:=INDIRECT(  ADDRESS(   MATCH([HumanReadable.$K13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4]);&quot;&quot;;[HumanReadable.A14])">
            <text:p/>
          </table:table-cell>
          <table:table-cell table:style-name="ce1" table:formula="of:=[HumanReadable.B14]" office:value-type="float" office:value="0">
            <text:p>0</text:p>
          </table:table-cell>
          <table:table-cell table:style-name="ce1" table:formula="of:=[HumanReadable.C14]" office:value-type="float" office:value="0">
            <text:p>0</text:p>
          </table:table-cell>
          <table:table-cell table:style-name="ce1" table:formula="of:=[HumanReadable.D14]" office:value-type="float" office:value="0">
            <text:p>0</text:p>
          </table:table-cell>
          <table:table-cell table:style-name="ce1" table:formula="of:=[HumanReadable.E14]" office:value-type="float" office:value="0">
            <text:p>0</text:p>
          </table:table-cell>
          <table:table-cell table:style-name="ce1" table:formula="of:=[HumanReadable.F14]" office:value-type="float" office:value="0">
            <text:p>0</text:p>
          </table:table-cell>
          <table:table-cell table:style-name="ce1" table:formula="of:=[HumanReadable.G14]" office:value-type="float" office:value="0">
            <text:p>0</text:p>
          </table:table-cell>
          <table:table-cell table:style-name="ce1" table:formula="of:=[HumanReadable.H14]" office:value-type="float" office:value="0">
            <text:p>0</text:p>
          </table:table-cell>
          <table:table-cell table:style-name="ce1" table:formula="of:=INDIRECT(  ADDRESS(   MATCH([HumanReadable.I14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NDIRECT(  ADDRESS(   MATCH([HumanReadable.$J14];[SuggestedSkills.$A$1:.$A$500];0);   MATCH(&quot;Importances&quot;;[SuggestedSkills.$A$1:.$H$1];0);    1;1;&quot;SuggestedSkills&quot;  ) )" office:value-type="float" office:value="0">
            <text:p>#N/A</text:p>
          </table:table-cell>
          <table:table-cell table:style-name="ce1" table:formula="of:=INDIRECT(  ADDRESS(   MATCH([HumanReadable.$K14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5]);&quot;&quot;;[HumanReadable.A15])">
            <text:p/>
          </table:table-cell>
          <table:table-cell table:style-name="ce1" table:formula="of:=[HumanReadable.B15]" office:value-type="float" office:value="0">
            <text:p>0</text:p>
          </table:table-cell>
          <table:table-cell table:style-name="ce1" table:formula="of:=[HumanReadable.C15]" office:value-type="float" office:value="0">
            <text:p>0</text:p>
          </table:table-cell>
          <table:table-cell table:style-name="ce1" table:formula="of:=[HumanReadable.D15]" office:value-type="float" office:value="0">
            <text:p>0</text:p>
          </table:table-cell>
          <table:table-cell table:style-name="ce1" table:formula="of:=[HumanReadable.E15]" office:value-type="float" office:value="0">
            <text:p>0</text:p>
          </table:table-cell>
          <table:table-cell table:style-name="ce1" table:formula="of:=[HumanReadable.F15]" office:value-type="float" office:value="0">
            <text:p>0</text:p>
          </table:table-cell>
          <table:table-cell table:style-name="ce1" table:formula="of:=[HumanReadable.G15]" office:value-type="float" office:value="0">
            <text:p>0</text:p>
          </table:table-cell>
          <table:table-cell table:style-name="ce1" table:formula="of:=[HumanReadable.H15]" office:value-type="float" office:value="0">
            <text:p>0</text:p>
          </table:table-cell>
          <table:table-cell table:style-name="ce1" table:formula="of:=INDIRECT(  ADDRESS(   MATCH([HumanReadable.I15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NDIRECT(  ADDRESS(   MATCH([HumanReadable.$J15];[SuggestedSkills.$A$1:.$A$500];0);   MATCH(&quot;Importances&quot;;[SuggestedSkills.$A$1:.$H$1];0);    1;1;&quot;SuggestedSkills&quot;  ) )" office:value-type="float" office:value="0">
            <text:p>#N/A</text:p>
          </table:table-cell>
          <table:table-cell table:style-name="ce1" table:formula="of:=INDIRECT(  ADDRESS(   MATCH([HumanReadable.$K15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6]);&quot;&quot;;[HumanReadable.A16])">
            <text:p/>
          </table:table-cell>
          <table:table-cell table:style-name="ce1" table:formula="of:=[HumanReadable.B16]" office:value-type="float" office:value="0">
            <text:p>0</text:p>
          </table:table-cell>
          <table:table-cell table:style-name="ce1" table:formula="of:=[HumanReadable.C16]" office:value-type="float" office:value="0">
            <text:p>0</text:p>
          </table:table-cell>
          <table:table-cell table:style-name="ce1" table:formula="of:=[HumanReadable.D16]" office:value-type="float" office:value="0">
            <text:p>0</text:p>
          </table:table-cell>
          <table:table-cell table:style-name="ce1" table:formula="of:=[HumanReadable.E16]" office:value-type="float" office:value="0">
            <text:p>0</text:p>
          </table:table-cell>
          <table:table-cell table:style-name="ce1" table:formula="of:=[HumanReadable.F16]" office:value-type="float" office:value="0">
            <text:p>0</text:p>
          </table:table-cell>
          <table:table-cell table:style-name="ce1" table:formula="of:=[HumanReadable.G16]" office:value-type="float" office:value="0">
            <text:p>0</text:p>
          </table:table-cell>
          <table:table-cell table:style-name="ce1" table:formula="of:=[HumanReadable.H16]" office:value-type="float" office:value="0">
            <text:p>0</text:p>
          </table:table-cell>
          <table:table-cell table:style-name="ce1" table:formula="of:=INDIRECT(  ADDRESS(   MATCH([HumanReadable.I16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NDIRECT(  ADDRESS(   MATCH([HumanReadable.$J16];[SuggestedSkills.$A$1:.$A$500];0);   MATCH(&quot;Importances&quot;;[SuggestedSkills.$A$1:.$H$1];0);    1;1;&quot;SuggestedSkills&quot;  ) )" office:value-type="float" office:value="0">
            <text:p>#N/A</text:p>
          </table:table-cell>
          <table:table-cell table:style-name="ce1" table:formula="of:=INDIRECT(  ADDRESS(   MATCH([HumanReadable.$K16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7]);&quot;&quot;;[HumanReadable.A17])">
            <text:p/>
          </table:table-cell>
          <table:table-cell table:style-name="ce1" table:formula="of:=[HumanReadable.B17]" office:value-type="float" office:value="0">
            <text:p>0</text:p>
          </table:table-cell>
          <table:table-cell table:style-name="ce1" table:formula="of:=[HumanReadable.C17]" office:value-type="float" office:value="0">
            <text:p>0</text:p>
          </table:table-cell>
          <table:table-cell table:style-name="ce1" table:formula="of:=[HumanReadable.D17]" office:value-type="float" office:value="0">
            <text:p>0</text:p>
          </table:table-cell>
          <table:table-cell table:style-name="ce1" table:formula="of:=[HumanReadable.E17]" office:value-type="float" office:value="0">
            <text:p>0</text:p>
          </table:table-cell>
          <table:table-cell table:style-name="ce1" table:formula="of:=[HumanReadable.F17]" office:value-type="float" office:value="0">
            <text:p>0</text:p>
          </table:table-cell>
          <table:table-cell table:style-name="ce1" table:formula="of:=[HumanReadable.G17]" office:value-type="float" office:value="0">
            <text:p>0</text:p>
          </table:table-cell>
          <table:table-cell table:style-name="ce1" table:formula="of:=[HumanReadable.H17]" office:value-type="float" office:value="0">
            <text:p>0</text:p>
          </table:table-cell>
          <table:table-cell table:style-name="ce1" table:formula="of:=INDIRECT(  ADDRESS(   MATCH([HumanReadable.I17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NDIRECT(  ADDRESS(   MATCH([HumanReadable.$J17];[SuggestedSkills.$A$1:.$A$500];0);   MATCH(&quot;Importances&quot;;[SuggestedSkills.$A$1:.$H$1];0);    1;1;&quot;SuggestedSkills&quot;  ) )" office:value-type="float" office:value="0">
            <text:p>#N/A</text:p>
          </table:table-cell>
          <table:table-cell table:style-name="ce1" table:formula="of:=INDIRECT(  ADDRESS(   MATCH([HumanReadable.$K17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1">
          <table:table-cell table:style-name="ce1" table:formula="of:=IF(ISBLANK([HumanReadable.A18]);&quot;&quot;;[HumanReadable.A18])">
            <text:p/>
          </table:table-cell>
          <table:table-cell table:style-name="ce1" table:formula="of:=[HumanReadable.B18]" office:value-type="float" office:value="0">
            <text:p>0</text:p>
          </table:table-cell>
          <table:table-cell table:style-name="ce1" table:formula="of:=[HumanReadable.C18]" office:value-type="float" office:value="0">
            <text:p>0</text:p>
          </table:table-cell>
          <table:table-cell table:style-name="ce1" table:formula="of:=[HumanReadable.D18]" office:value-type="float" office:value="0">
            <text:p>0</text:p>
          </table:table-cell>
          <table:table-cell table:style-name="ce1" table:formula="of:=[HumanReadable.E18]" office:value-type="float" office:value="0">
            <text:p>0</text:p>
          </table:table-cell>
          <table:table-cell table:style-name="ce1" table:formula="of:=[HumanReadable.F18]" office:value-type="float" office:value="0">
            <text:p>0</text:p>
          </table:table-cell>
          <table:table-cell table:style-name="ce1" table:formula="of:=[HumanReadable.G18]" office:value-type="float" office:value="0">
            <text:p>0</text:p>
          </table:table-cell>
          <table:table-cell table:style-name="ce1" table:formula="of:=[HumanReadable.H18]" office:value-type="float" office:value="0">
            <text:p>0</text:p>
          </table:table-cell>
          <table:table-cell table:style-name="ce1" table:formula="of:=INDIRECT(  ADDRESS(   MATCH([HumanReadable.I18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NDIRECT(  ADDRESS(   MATCH([HumanReadable.$J18];[SuggestedSkills.$A$1:.$A$500];0);   MATCH(&quot;Importances&quot;;[SuggestedSkills.$A$1:.$H$1];0);    1;1;&quot;SuggestedSkills&quot;  ) )" office:value-type="float" office:value="0">
            <text:p>#N/A</text:p>
          </table:table-cell>
          <table:table-cell table:style-name="ce1" table:formula="of:=INDIRECT(  ADDRESS(   MATCH([HumanReadable.$K18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1">
          <table:table-cell table:style-name="ce1" table:formula="of:=IF(ISBLANK([HumanReadable.A19]);&quot;&quot;;[HumanReadable.A19])">
            <text:p/>
          </table:table-cell>
          <table:table-cell table:style-name="ce1" table:formula="of:=[HumanReadable.B19]" office:value-type="float" office:value="0">
            <text:p>0</text:p>
          </table:table-cell>
          <table:table-cell table:style-name="ce1" table:formula="of:=[HumanReadable.C19]" office:value-type="float" office:value="0">
            <text:p>0</text:p>
          </table:table-cell>
          <table:table-cell table:style-name="ce1" table:formula="of:=[HumanReadable.D19]" office:value-type="float" office:value="0">
            <text:p>0</text:p>
          </table:table-cell>
          <table:table-cell table:style-name="ce1" table:formula="of:=[HumanReadable.E19]" office:value-type="float" office:value="0">
            <text:p>0</text:p>
          </table:table-cell>
          <table:table-cell table:style-name="ce1" table:formula="of:=[HumanReadable.F19]" office:value-type="float" office:value="0">
            <text:p>0</text:p>
          </table:table-cell>
          <table:table-cell table:style-name="ce1" table:formula="of:=[HumanReadable.G19]" office:value-type="float" office:value="0">
            <text:p>0</text:p>
          </table:table-cell>
          <table:table-cell table:style-name="ce1" table:formula="of:=[HumanReadable.H19]" office:value-type="float" office:value="0">
            <text:p>0</text:p>
          </table:table-cell>
          <table:table-cell table:style-name="ce1" table:formula="of:=INDIRECT(  ADDRESS(   MATCH([HumanReadable.I19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NDIRECT(  ADDRESS(   MATCH([HumanReadable.$J19];[SuggestedSkills.$A$1:.$A$500];0);   MATCH(&quot;Importances&quot;;[SuggestedSkills.$A$1:.$H$1];0);    1;1;&quot;SuggestedSkills&quot;  ) )" office:value-type="float" office:value="0">
            <text:p>#N/A</text:p>
          </table:table-cell>
          <table:table-cell table:style-name="ce1" table:formula="of:=INDIRECT(  ADDRESS(   MATCH([HumanReadable.$K19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1">
          <table:table-cell table:style-name="ce1" table:formula="of:=IF(ISBLANK([HumanReadable.A20]);&quot;&quot;;[HumanReadable.A20])">
            <text:p/>
          </table:table-cell>
          <table:table-cell table:style-name="ce1" table:formula="of:=[HumanReadable.B20]" office:value-type="float" office:value="0">
            <text:p>0</text:p>
          </table:table-cell>
          <table:table-cell table:style-name="ce1" table:formula="of:=[HumanReadable.C20]" office:value-type="float" office:value="0">
            <text:p>0</text:p>
          </table:table-cell>
          <table:table-cell table:style-name="ce1" table:formula="of:=[HumanReadable.D20]" office:value-type="float" office:value="0">
            <text:p>0</text:p>
          </table:table-cell>
          <table:table-cell table:style-name="ce1" table:formula="of:=[HumanReadable.E20]" office:value-type="float" office:value="0">
            <text:p>0</text:p>
          </table:table-cell>
          <table:table-cell table:style-name="ce1" table:formula="of:=[HumanReadable.F20]" office:value-type="float" office:value="0">
            <text:p>0</text:p>
          </table:table-cell>
          <table:table-cell table:style-name="ce1" table:formula="of:=[HumanReadable.G20]" office:value-type="float" office:value="0">
            <text:p>0</text:p>
          </table:table-cell>
          <table:table-cell table:style-name="ce1" table:formula="of:=[HumanReadable.H20]" office:value-type="float" office:value="0">
            <text:p>0</text:p>
          </table:table-cell>
          <table:table-cell table:style-name="ce1" table:formula="of:=INDIRECT(  ADDRESS(   MATCH([HumanReadable.I20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NDIRECT(  ADDRESS(   MATCH([HumanReadable.$J20];[SuggestedSkills.$A$1:.$A$500];0);   MATCH(&quot;Importances&quot;;[SuggestedSkills.$A$1:.$H$1];0);    1;1;&quot;SuggestedSkills&quot;  ) )" office:value-type="float" office:value="0">
            <text:p>#N/A</text:p>
          </table:table-cell>
          <table:table-cell table:style-name="ce1" table:formula="of:=INDIRECT(  ADDRESS(   MATCH([HumanReadable.$K20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1">
          <table:table-cell table:style-name="ce1" table:formula="of:=IF(ISBLANK([HumanReadable.A21]);&quot;&quot;;[HumanReadable.A21])">
            <text:p/>
          </table:table-cell>
          <table:table-cell table:style-name="ce1" table:formula="of:=[HumanReadable.B21]" office:value-type="float" office:value="0">
            <text:p>0</text:p>
          </table:table-cell>
          <table:table-cell table:style-name="ce1" table:formula="of:=[HumanReadable.C21]" office:value-type="float" office:value="0">
            <text:p>0</text:p>
          </table:table-cell>
          <table:table-cell table:style-name="ce1" table:formula="of:=[HumanReadable.D21]" office:value-type="float" office:value="0">
            <text:p>0</text:p>
          </table:table-cell>
          <table:table-cell table:style-name="ce1" table:formula="of:=[HumanReadable.E21]" office:value-type="float" office:value="0">
            <text:p>0</text:p>
          </table:table-cell>
          <table:table-cell table:style-name="ce1" table:formula="of:=[HumanReadable.F21]" office:value-type="float" office:value="0">
            <text:p>0</text:p>
          </table:table-cell>
          <table:table-cell table:style-name="ce1" table:formula="of:=[HumanReadable.G21]" office:value-type="float" office:value="0">
            <text:p>0</text:p>
          </table:table-cell>
          <table:table-cell table:style-name="ce1" table:formula="of:=[HumanReadable.H21]" office:value-type="float" office:value="0">
            <text:p>0</text:p>
          </table:table-cell>
          <table:table-cell table:style-name="ce1" table:formula="of:=INDIRECT(  ADDRESS(   MATCH([HumanReadable.I21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NDIRECT(  ADDRESS(   MATCH([HumanReadable.$J21];[SuggestedSkills.$A$1:.$A$500];0);   MATCH(&quot;Importances&quot;;[SuggestedSkills.$A$1:.$H$1];0);    1;1;&quot;SuggestedSkills&quot;  ) )" office:value-type="float" office:value="0">
            <text:p>#N/A</text:p>
          </table:table-cell>
          <table:table-cell table:style-name="ce1" table:formula="of:=INDIRECT(  ADDRESS(   MATCH([HumanReadable.$K21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1">
          <table:table-cell table:style-name="ce1" table:formula="of:=IF(ISBLANK([HumanReadable.A22]);&quot;&quot;;[HumanReadable.A22])">
            <text:p/>
          </table:table-cell>
          <table:table-cell table:style-name="ce1" table:formula="of:=[HumanReadable.B22]" office:value-type="float" office:value="0">
            <text:p>0</text:p>
          </table:table-cell>
          <table:table-cell table:style-name="ce1" table:formula="of:=[HumanReadable.C22]" office:value-type="float" office:value="0">
            <text:p>0</text:p>
          </table:table-cell>
          <table:table-cell table:style-name="ce1" table:formula="of:=[HumanReadable.D22]" office:value-type="float" office:value="0">
            <text:p>0</text:p>
          </table:table-cell>
          <table:table-cell table:style-name="ce1" table:formula="of:=[HumanReadable.E22]" office:value-type="float" office:value="0">
            <text:p>0</text:p>
          </table:table-cell>
          <table:table-cell table:style-name="ce1" table:formula="of:=[HumanReadable.F22]" office:value-type="float" office:value="0">
            <text:p>0</text:p>
          </table:table-cell>
          <table:table-cell table:style-name="ce1" table:formula="of:=[HumanReadable.G22]" office:value-type="float" office:value="0">
            <text:p>0</text:p>
          </table:table-cell>
          <table:table-cell table:style-name="ce1" table:formula="of:=[HumanReadable.H22]" office:value-type="float" office:value="0">
            <text:p>0</text:p>
          </table:table-cell>
          <table:table-cell table:style-name="ce1" table:formula="of:=INDIRECT(  ADDRESS(   MATCH([HumanReadable.I22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NDIRECT(  ADDRESS(   MATCH([HumanReadable.$J22];[SuggestedSkills.$A$1:.$A$500];0);   MATCH(&quot;Importances&quot;;[SuggestedSkills.$A$1:.$H$1];0);    1;1;&quot;SuggestedSkills&quot;  ) )" office:value-type="float" office:value="0">
            <text:p>#N/A</text:p>
          </table:table-cell>
          <table:table-cell table:style-name="ce1" table:formula="of:=INDIRECT(  ADDRESS(   MATCH([HumanReadable.$K22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1">
          <table:table-cell table:style-name="ce1" table:formula="of:=IF(ISBLANK([HumanReadable.A23]);&quot;&quot;;[HumanReadable.A23])">
            <text:p/>
          </table:table-cell>
          <table:table-cell table:style-name="ce1" table:formula="of:=[HumanReadable.B23]" office:value-type="float" office:value="0">
            <text:p>0</text:p>
          </table:table-cell>
          <table:table-cell table:style-name="ce1" table:formula="of:=[HumanReadable.C23]" office:value-type="float" office:value="0">
            <text:p>0</text:p>
          </table:table-cell>
          <table:table-cell table:style-name="ce1" table:formula="of:=[HumanReadable.D23]" office:value-type="float" office:value="0">
            <text:p>0</text:p>
          </table:table-cell>
          <table:table-cell table:style-name="ce1" table:formula="of:=[HumanReadable.E23]" office:value-type="float" office:value="0">
            <text:p>0</text:p>
          </table:table-cell>
          <table:table-cell table:style-name="ce1" table:formula="of:=[HumanReadable.F23]" office:value-type="float" office:value="0">
            <text:p>0</text:p>
          </table:table-cell>
          <table:table-cell table:style-name="ce1" table:formula="of:=[HumanReadable.G23]" office:value-type="float" office:value="0">
            <text:p>0</text:p>
          </table:table-cell>
          <table:table-cell table:style-name="ce1" table:formula="of:=[HumanReadable.H23]" office:value-type="float" office:value="0">
            <text:p>0</text:p>
          </table:table-cell>
          <table:table-cell table:style-name="ce1" table:formula="of:=INDIRECT(  ADDRESS(   MATCH([HumanReadable.I23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NDIRECT(  ADDRESS(   MATCH([HumanReadable.$J23];[SuggestedSkills.$A$1:.$A$500];0);   MATCH(&quot;Importances&quot;;[SuggestedSkills.$A$1:.$H$1];0);    1;1;&quot;SuggestedSkills&quot;  ) )" office:value-type="float" office:value="0">
            <text:p>#N/A</text:p>
          </table:table-cell>
          <table:table-cell table:style-name="ce1" table:formula="of:=INDIRECT(  ADDRESS(   MATCH([HumanReadable.$K23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1">
          <table:table-cell table:style-name="ce1" table:formula="of:=IF(ISBLANK([HumanReadable.A24]);&quot;&quot;;[HumanReadable.A24])">
            <text:p/>
          </table:table-cell>
          <table:table-cell table:style-name="ce1" table:formula="of:=[HumanReadable.B24]" office:value-type="float" office:value="0">
            <text:p>0</text:p>
          </table:table-cell>
          <table:table-cell table:style-name="ce1" table:formula="of:=[HumanReadable.C24]" office:value-type="float" office:value="0">
            <text:p>0</text:p>
          </table:table-cell>
          <table:table-cell table:style-name="ce1" table:formula="of:=[HumanReadable.D24]" office:value-type="float" office:value="0">
            <text:p>0</text:p>
          </table:table-cell>
          <table:table-cell table:style-name="ce1" table:formula="of:=[HumanReadable.E24]" office:value-type="float" office:value="0">
            <text:p>0</text:p>
          </table:table-cell>
          <table:table-cell table:style-name="ce1" table:formula="of:=[HumanReadable.F24]" office:value-type="float" office:value="0">
            <text:p>0</text:p>
          </table:table-cell>
          <table:table-cell table:style-name="ce1" table:formula="of:=[HumanReadable.G24]" office:value-type="float" office:value="0">
            <text:p>0</text:p>
          </table:table-cell>
          <table:table-cell table:style-name="ce1" table:formula="of:=[HumanReadable.H24]" office:value-type="float" office:value="0">
            <text:p>0</text:p>
          </table:table-cell>
          <table:table-cell table:style-name="ce1" table:formula="of:=INDIRECT(  ADDRESS(   MATCH([HumanReadable.I24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NDIRECT(  ADDRESS(   MATCH([HumanReadable.$J24];[SuggestedSkills.$A$1:.$A$500];0);   MATCH(&quot;Importances&quot;;[SuggestedSkills.$A$1:.$H$1];0);    1;1;&quot;SuggestedSkills&quot;  ) )" office:value-type="float" office:value="0">
            <text:p>#N/A</text:p>
          </table:table-cell>
          <table:table-cell table:style-name="ce1" table:formula="of:=INDIRECT(  ADDRESS(   MATCH([HumanReadable.$K24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1">
          <table:table-cell table:style-name="ce1" table:formula="of:=IF(ISBLANK([HumanReadable.A25]);&quot;&quot;;[HumanReadable.A25])">
            <text:p/>
          </table:table-cell>
          <table:table-cell table:style-name="ce1" table:formula="of:=[HumanReadable.B25]" office:value-type="float" office:value="0">
            <text:p>0</text:p>
          </table:table-cell>
          <table:table-cell table:style-name="ce1" table:formula="of:=[HumanReadable.C25]" office:value-type="float" office:value="0">
            <text:p>0</text:p>
          </table:table-cell>
          <table:table-cell table:style-name="ce1" table:formula="of:=[HumanReadable.D25]" office:value-type="float" office:value="0">
            <text:p>0</text:p>
          </table:table-cell>
          <table:table-cell table:style-name="ce1" table:formula="of:=[HumanReadable.E25]" office:value-type="float" office:value="0">
            <text:p>0</text:p>
          </table:table-cell>
          <table:table-cell table:style-name="ce1" table:formula="of:=[HumanReadable.F25]" office:value-type="float" office:value="0">
            <text:p>0</text:p>
          </table:table-cell>
          <table:table-cell table:style-name="ce1" table:formula="of:=[HumanReadable.G25]" office:value-type="float" office:value="0">
            <text:p>0</text:p>
          </table:table-cell>
          <table:table-cell table:style-name="ce1" table:formula="of:=[HumanReadable.H25]" office:value-type="float" office:value="0">
            <text:p>0</text:p>
          </table:table-cell>
          <table:table-cell table:style-name="ce1" table:formula="of:=INDIRECT(  ADDRESS(   MATCH([HumanReadable.I25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NDIRECT(  ADDRESS(   MATCH([HumanReadable.$J25];[SuggestedSkills.$A$1:.$A$500];0);   MATCH(&quot;Importances&quot;;[SuggestedSkills.$A$1:.$H$1];0);    1;1;&quot;SuggestedSkills&quot;  ) )" office:value-type="float" office:value="0">
            <text:p>#N/A</text:p>
          </table:table-cell>
          <table:table-cell table:style-name="ce1" table:formula="of:=INDIRECT(  ADDRESS(   MATCH([HumanReadable.$K25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1" table:number-rows-repeated="23">
          <table:table-cell table:style-name="Default" table:number-columns-repeated="16"/>
          <table:table-cell/>
          <table:table-cell table:style-name="Default" table:number-columns-repeated="100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umanReadable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5" table:number-columns-repeated="1015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OccupationName</text:p>
          </table:table-cell>
          <table:table-cell office:value-type="string">
            <text:p>DisplayName</text:p>
          </table:table-cell>
          <table:table-cell office:value-type="string">
            <text:p>OrderInLists</text:p>
          </table:table-cell>
          <table:table-cell office:value-type="string">
            <text:p>HelpText</text:p>
          </table:table-cell>
          <table:table-cell table:style-name="ce3" office:value-type="string">
            <text:p>BlueprintClass</text:p>
          </table:table-cell>
          <table:table-cell table:style-name="ce3" office:value-type="string">
            <text:p>Icon</text:p>
          </table:table-cell>
          <table:table-cell table:style-name="ce3" office:value-type="string">
            <text:p>Mesh</text:p>
          </table:table-cell>
          <table:table-cell office:value-type="string">
            <text:p>EducateCost</text:p>
          </table:table-cell>
          <table:table-cell office:value-type="string">
            <text:p>SuggestedSkills</text:p>
          </table:table-cell>
          <table:table-cell office:value-type="string">
            <text:p>HarvesterJobTypes</text:p>
          </table:table-cell>
          <table:table-cell table:number-columns-repeated="1013"/>
        </table:table-row>
        <table:table-row table:style-name="ro1">
          <table:table-cell office:value-type="string">
            <text:p>Serf</text:p>
          </table:table-cell>
          <table:table-cell table:style-name="ce1" table:formula="of:=[.A2]" office:value-type="string" office:string-value="Serf">
            <text:p>Serf</text:p>
          </table:table-cell>
          <table:table-cell office:value-type="string">
            <text:p>Serf</text:p>
          </table:table-cell>
          <table:table-cell office:value-type="float" office:value="1">
            <text:p>1</text:p>
          </table:table-cell>
          <table:table-cell office:value-type="string">
            <text:p>The Serf carries items from one building to another, and is absolutely vital to your economy. Serfs don't occupy any specific building.</text:p>
          </table:table-cell>
          <table:table-cell office:value-type="string">
            <text:p>Serf</text:p>
          </table:table-cell>
          <table:table-cell office:value-type="string">
            <text:p>serf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2]" office:value-type="string" office:string-value="Serf">
            <text:p>Serf</text:p>
          </table:table-cell>
          <table:table-cell table:style-name="ce1" table:formula="of:=[.A2]" office:value-type="string" office:string-value="Serf">
            <text:p>Serf</text:p>
          </table:table-cell>
          <table:table-cell table:number-columns-repeated="1013"/>
        </table:table-row>
        <table:table-row table:style-name="ro1">
          <table:table-cell office:value-type="string">
            <text:p>Builder</text:p>
          </table:table-cell>
          <table:table-cell table:style-name="ce1" table:formula="of:=[.A3]" office:value-type="string" office:string-value="Builder">
            <text:p>Builder</text:p>
          </table:table-cell>
          <table:table-cell office:value-type="string">
            <text:p>Builder</text:p>
          </table:table-cell>
          <table:table-cell office:value-type="float" office:value="2">
            <text:p>2</text:p>
          </table:table-cell>
          <table:table-cell office:value-type="string">
            <text:p>The builder constructs buildings. A builder will go to the nearest constructionsites to start building. <text:s/>Multiple Builders can work on the same building, Teamwork! <text:s/>Builders don't occupy any specific building.</text:p>
          </table:table-cell>
          <table:table-cell office:value-type="string">
            <text:p>Builder</text:p>
          </table:table-cell>
          <table:table-cell office:value-type="string">
            <text:p>build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3]" office:value-type="string" office:string-value="Builder">
            <text:p>Builder</text:p>
          </table:table-cell>
          <table:table-cell table:style-name="ce1" table:formula="of:=[.A3]" office:value-type="string" office:string-value="Builder">
            <text:p>Builder</text:p>
          </table:table-cell>
          <table:table-cell table:number-columns-repeated="1013"/>
        </table:table-row>
        <table:table-row table:style-name="ro1">
          <table:table-cell office:value-type="string">
            <text:p>Lumberjack</text:p>
          </table:table-cell>
          <table:table-cell table:style-name="ce1" table:formula="of:=[.A4]" office:value-type="string" office:string-value="Lumberjack">
            <text:p>Lumberjack</text:p>
          </table:table-cell>
          <table:table-cell office:value-type="string">
            <text:p>Lumberjack</text:p>
          </table:table-cell>
          <table:table-cell office:value-type="float" office:value="3">
            <text:p>3</text:p>
          </table:table-cell>
          <table:table-cell office:value-type="string">
            <text:p>The Lumberjack works in the Woodcutters' building.</text:p>
            <text:p/>
            <text:p>The Lumberjack fells trees and turns them into Logs. Logs need to be refined in a Sawmill before they're any use.</text:p>
          </table:table-cell>
          <table:table-cell office:value-type="string">
            <text:p>Lumberjack</text:p>
          </table:table-cell>
          <table:table-cell office:value-type="string">
            <text:p>lumberjack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4]" office:value-type="string" office:string-value="Lumberjack">
            <text:p>Lumberjack</text:p>
          </table:table-cell>
          <table:table-cell table:style-name="ce1" table:formula="of:=[.A4]" office:value-type="string" office:string-value="Lumberjack">
            <text:p>Lumberjack</text:p>
          </table:table-cell>
          <table:table-cell table:number-columns-repeated="1013"/>
        </table:table-row>
        <table:table-row table:style-name="ro1">
          <table:table-cell office:value-type="string">
            <text:p>Carpenter</text:p>
          </table:table-cell>
          <table:table-cell table:style-name="ce1" table:formula="of:=[.A5]" office:value-type="string" office:string-value="Carpenter">
            <text:p>Carpenter</text:p>
          </table:table-cell>
          <table:table-cell office:value-type="string">
            <text:p>Carpenter</text:p>
          </table:table-cell>
          <table:table-cell office:value-type="float" office:value="4">
            <text:p>4</text:p>
          </table:table-cell>
          <table:table-cell office:value-type="string">
            <text:p>The Carpenter works in the Sawmill and Weapon Workshop buildings.</text:p>
            <text:p/>
            <text:p>In the Sawmill, the Carpenter turns Wooden Logs into Lumber, which can be used for construction or other things.</text:p>
            <text:p>In the Weapons Workshop, the Carpenter makes Axes out of Lumber.</text:p>
          </table:table-cell>
          <table:table-cell office:value-type="string">
            <text:p>Carpenter</text:p>
          </table:table-cell>
          <table:table-cell office:value-type="string">
            <text:p>carpent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5]" office:value-type="string" office:string-value="Carpenter">
            <text:p>Carpenter</text:p>
          </table:table-cell>
          <table:table-cell table:style-name="ce1" table:formula="of:=[.A5]" office:value-type="string" office:string-value="Carpenter">
            <text:p>Carpenter</text:p>
          </table:table-cell>
          <table:table-cell table:number-columns-repeated="1013"/>
        </table:table-row>
        <table:table-row table:style-name="ro1">
          <table:table-cell office:value-type="string">
            <text:p>Forester</text:p>
          </table:table-cell>
          <table:table-cell table:style-name="ce1" table:formula="of:=[.A6]" office:value-type="string" office:string-value="Forester">
            <text:p>Forester</text:p>
          </table:table-cell>
          <table:table-cell office:value-type="string">
            <text:p>Forester</text:p>
          </table:table-cell>
          <table:table-cell office:value-type="float" office:value="6">
            <text:p>6</text:p>
          </table:table-cell>
          <table:table-cell office:value-type="string">
            <text:p>The forester works in the foresting lodge building.</text:p>
            <text:p/>
            <text:p>The forester plants trees which can be chopped down by Lumberjacks.</text:p>
          </table:table-cell>
          <table:table-cell office:value-type="string">
            <text:p>Forester</text:p>
          </table:table-cell>
          <table:table-cell office:value-type="string">
            <text:p>forest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6]" office:value-type="string" office:string-value="Forester">
            <text:p>Forester</text:p>
          </table:table-cell>
          <table:table-cell table:style-name="ce1" table:formula="of:=[.A6]" office:value-type="string" office:string-value="Forester">
            <text:p>Forester</text:p>
          </table:table-cell>
          <table:table-cell table:number-columns-repeated="1013"/>
        </table:table-row>
        <table:table-row table:style-name="ro1">
          <table:table-cell office:value-type="string">
            <text:p>Farmer</text:p>
          </table:table-cell>
          <table:table-cell table:style-name="ce1" table:formula="of:=[.A7]" office:value-type="string" office:string-value="Farmer">
            <text:p>Farmer</text:p>
          </table:table-cell>
          <table:table-cell office:value-type="string">
            <text:p>Farmer</text:p>
          </table:table-cell>
          <table:table-cell office:value-type="float" office:value="7">
            <text:p>7</text:p>
          </table:table-cell>
          <table:table-cell office:value-type="string">
            <text:p>The farmer works in the Farm building.</text:p>
            <text:p/>
            <text:p>The farmer will grow wheat and harvest them once they are fully grown, and turn them into Grain.</text:p>
          </table:table-cell>
          <table:table-cell office:value-type="string">
            <text:p>Farmer</text:p>
          </table:table-cell>
          <table:table-cell office:value-type="string">
            <text:p>farm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7]" office:value-type="string" office:string-value="Farmer">
            <text:p>Farmer</text:p>
          </table:table-cell>
          <table:table-cell table:style-name="ce1" table:formula="of:=[.A7]" office:value-type="string" office:string-value="Farmer">
            <text:p>Farmer</text:p>
          </table:table-cell>
          <table:table-cell table:number-columns-repeated="1013"/>
        </table:table-row>
        <table:table-row table:style-name="ro1">
          <table:table-cell office:value-type="string">
            <text:p>Miller</text:p>
          </table:table-cell>
          <table:table-cell table:style-name="ce1" table:formula="of:=[.A8]" office:value-type="string" office:string-value="Miller">
            <text:p>Miller</text:p>
          </table:table-cell>
          <table:table-cell office:value-type="string">
            <text:p>Miller</text:p>
          </table:table-cell>
          <table:table-cell office:value-type="float" office:value="8">
            <text:p>8</text:p>
          </table:table-cell>
          <table:table-cell office:value-type="string">
            <text:p>The miller works in the Mill building.</text:p>
            <text:p/>
            <text:p>The miller grinds grain into flour.</text:p>
          </table:table-cell>
          <table:table-cell office:value-type="string">
            <text:p>Miller</text:p>
          </table:table-cell>
          <table:table-cell office:value-type="string">
            <text:p>mill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8]" office:value-type="string" office:string-value="Miller">
            <text:p>Miller</text:p>
          </table:table-cell>
          <table:table-cell table:style-name="ce1" table:formula="of:=[.A8]" office:value-type="string" office:string-value="Miller">
            <text:p>Miller</text:p>
          </table:table-cell>
          <table:table-cell table:number-columns-repeated="1013"/>
        </table:table-row>
        <table:table-row table:style-name="ro1">
          <table:table-cell office:value-type="string">
            <text:p>Baker</text:p>
          </table:table-cell>
          <table:table-cell table:style-name="ce1" table:formula="of:=[.A9]" office:value-type="string" office:string-value="Baker">
            <text:p>Baker</text:p>
          </table:table-cell>
          <table:table-cell office:value-type="string">
            <text:p>Baker</text:p>
          </table:table-cell>
          <table:table-cell office:value-type="float" office:value="9">
            <text:p>9</text:p>
          </table:table-cell>
          <table:table-cell office:value-type="string">
            <text:p>The baker works in the Bakery building.</text:p>
            <text:p/>
            <text:p>The baker bakes delicious bread from flour.</text:p>
          </table:table-cell>
          <table:table-cell office:value-type="string">
            <text:p>Baker</text:p>
          </table:table-cell>
          <table:table-cell office:value-type="string">
            <text:p>bak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9]" office:value-type="string" office:string-value="Baker">
            <text:p>Baker</text:p>
          </table:table-cell>
          <table:table-cell table:style-name="ce1" table:formula="of:=[.A9]" office:value-type="string" office:string-value="Baker">
            <text:p>Baker</text:p>
          </table:table-cell>
          <table:table-cell table:number-columns-repeated="1013"/>
        </table:table-row>
        <table:table-row table:style-name="ro1">
          <table:table-cell office:value-type="string">
            <text:p>Mason</text:p>
          </table:table-cell>
          <table:table-cell table:style-name="ce1" table:formula="of:=[.A10]" office:value-type="string" office:string-value="Mason">
            <text:p>Mason</text:p>
          </table:table-cell>
          <table:table-cell office:value-type="string">
            <text:p>Mason</text:p>
          </table:table-cell>
          <table:table-cell office:value-type="float" office:value="5">
            <text:p>5</text:p>
          </table:table-cell>
          <table:table-cell office:value-type="string">
            <text:p>The mason works in the Quarry building.</text:p>
            <text:p/>
            <text:p>The mason will mine Granite rocks until they are exhausted.</text:p>
          </table:table-cell>
          <table:table-cell office:value-type="string">
            <text:p>Mason</text:p>
          </table:table-cell>
          <table:table-cell office:value-type="string">
            <text:p>mason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10]" office:value-type="string" office:string-value="Mason">
            <text:p>Mason</text:p>
          </table:table-cell>
          <table:table-cell table:style-name="ce1" table:formula="of:=[.A10]" office:value-type="string" office:string-value="Mason">
            <text:p>Mason</text:p>
          </table:table-cell>
          <table:table-cell table:number-columns-repeated="1013"/>
        </table:table-row>
        <table:table-row table:style-name="ro1">
          <table:table-cell office:value-type="string">
            <text:p>Miner</text:p>
          </table:table-cell>
          <table:table-cell table:style-name="ce1" table:formula="of:=[.A11]" office:value-type="string" office:string-value="Miner">
            <text:p>Miner</text:p>
          </table:table-cell>
          <table:table-cell office:value-type="string">
            <text:p>Miner</text:p>
          </table:table-cell>
          <table:table-cell office:value-type="float" office:value="10">
            <text:p>10</text:p>
          </table:table-cell>
          <table:table-cell office:value-type="string">
            <text:p>The miner works in the Gold, Iron and Coal Mines.</text:p>
            <text:p/>
            <text:p>The miner will find nearby metal veins or coal deposits and mine them until they are exhausted.</text:p>
          </table:table-cell>
          <table:table-cell office:value-type="string">
            <text:p>Miner</text:p>
          </table:table-cell>
          <table:table-cell office:value-type="string">
            <text:p>min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11]" office:value-type="string" office:string-value="Miner">
            <text:p>Miner</text:p>
          </table:table-cell>
          <table:table-cell table:style-name="ce1" table:formula="of:=[.A11]" office:value-type="string" office:string-value="Miner">
            <text:p>Miner</text:p>
          </table:table-cell>
          <table:table-cell table:number-columns-repeated="1013"/>
        </table:table-row>
        <table:table-row table:style-name="ro1">
          <table:table-cell office:value-type="string">
            <text:p>Smelter</text:p>
          </table:table-cell>
          <table:table-cell table:style-name="ce1" table:formula="of:=[.A12]" office:value-type="string" office:string-value="Smelter">
            <text:p>Smelter</text:p>
          </table:table-cell>
          <table:table-cell office:value-type="string">
            <text:p>Smelter</text:p>
          </table:table-cell>
          <table:table-cell office:value-type="float" office:value="11">
            <text:p>11</text:p>
          </table:table-cell>
          <table:table-cell office:value-type="string">
            <text:p>The Smelter works in the Iron Smeltery and Mint buildings.</text:p>
            <text:p/>
            <text:p>In the Iron Smeltery, the Smelter melts iron ore into iron bars.</text:p>
            <text:p>In the Mint, the Smelter melts gold ore into gold coins.</text:p>
          </table:table-cell>
          <table:table-cell office:value-type="string">
            <text:p>Smelter</text:p>
          </table:table-cell>
          <table:table-cell office:value-type="string">
            <text:p>smelt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12]" office:value-type="string" office:string-value="Smelter">
            <text:p>Smelter</text:p>
          </table:table-cell>
          <table:table-cell table:style-name="ce1" table:formula="of:=[.A12]" office:value-type="string" office:string-value="Smelter">
            <text:p>Smelter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number-columns-repeated="1016"/>
        </table:table-row>
        <table:table-row table:style-name="ro1">
          <table:table-cell table:number-columns-repeated="8"/>
          <table:table-cell table:number-columns-repeated="1016"/>
        </table:table-row>
        <table:table-row table:style-name="ro1">
          <table:table-cell table:number-columns-repeated="8"/>
          <table:table-cell table:number-columns-repeated="1016"/>
        </table:table-row>
        <table:table-row table:style-name="ro1">
          <table:table-cell table:number-columns-repeated="8"/>
          <table:table-cell table:number-columns-repeated="1016"/>
        </table:table-row>
        <table:table-row table:style-name="ro1">
          <table:table-cell table:number-columns-repeated="8"/>
          <table:table-cell table:number-columns-repeated="1016"/>
        </table:table-row>
        <table:table-row table:style-name="ro1">
          <table:table-cell table:number-columns-repeated="8"/>
          <table:table-cell table:number-columns-repeated="1016"/>
        </table:table-row>
        <table:table-row table:style-name="ro1">
          <table:table-cell table:number-columns-repeated="8"/>
          <table:table-cell table:number-columns-repeated="1016"/>
        </table:table-row>
        <table:table-row table:style-name="ro1">
          <table:table-cell table:number-columns-repeated="8"/>
          <table:table-cell table:number-columns-repeated="1016"/>
        </table:table-row>
        <table:table-row table:style-name="ro1">
          <table:table-cell table:number-columns-repeated="8"/>
          <table:table-cell table:number-columns-repeated="1016"/>
        </table:table-row>
        <table:table-row table:style-name="ro1">
          <table:table-cell table:number-columns-repeated="8"/>
          <table:table-cell table:number-columns-repeated="1016"/>
        </table:table-row>
        <table:table-row table:style-name="ro1">
          <table:table-cell table:number-columns-repeated="8"/>
          <table:table-cell table:number-columns-repeated="1016"/>
        </table:table-row>
        <table:table-row table:style-name="ro1">
          <table:table-cell table:number-columns-repeated="8"/>
          <table:table-cell table:number-columns-repeated="1016"/>
        </table:table-row>
        <table:table-row table:style-name="ro1">
          <table:table-cell table:number-columns-repeated="8"/>
          <table:table-cell table:number-columns-repeated="1016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GROUND" table:style-name="ta1" table:print="false">
        <table:table-column table:style-name="co12" table:number-columns-repeated="1024" table:default-cell-style-name="Default"/>
        <table:table-row table:style-name="ro2">
          <table:table-cell table:style-name="ce1" table:formula="of:=INDIRECT(  ADDRESS(   MATCH(#ref!.[.$H1];#ref!.[.$A$1:.$A$500];0);   MATCH(&quot;Stockpiles&quot;;#ref!.[.$A$1:.$H$1];0);    1;1;&quot;Stockpiles&quot;  ) )" office:value-type="string" office:string-value="Err:501">
            <text:p>Err:501</text:p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ducateRecipe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3" table:number-columns-repeated="10" table:default-cell-style-name="Default"/>
        <table:table-row table:style-name="ro3">
          <table:table-cell table:style-name="ce4" office:value-type="string">
            <text:p>Name</text:p>
          </table:table-cell>
          <table:table-cell table:style-name="ce6" office:value-type="string">
            <text:p>Recipe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</table:table-row>
        <table:table-row table:style-name="ro3">
          <table:table-cell office:value-type="string">
            <text:p>Citizen</text:p>
          </table:table-cell>
          <table:table-cell table:style-name="ce7" table:formula="of:=IF(AND(NOT(ISBLANK([.C2]));NOT(ISBLANK([.D2])));  &quot;((itemType=&quot;&amp;[.C2]&amp;&quot;,amount=&quot;&amp;[.D2]&amp;&quot;)&quot;  &amp;IF(AND(NOT(ISBLANK([.E2]));NOT(ISBLANK([.F2])));   &quot;,(itemType=&quot;&amp;[.E2]&amp;&quot;,amount=&quot;&amp;[.F2]&amp;&quot;)&quot;   &amp;IF(AND(NOT(ISBLANK([.G2]));NOT(ISBLANK([.H2])));    &quot;,(itemType=&quot;&amp;[.G2]&amp;&quot;,amount=&quot;&amp;[.H2]&amp;&quot;)&quot;         &amp;IF(AND(NOT(ISBLANK([.I2]));NOT(ISBLANK([.J2])));     &quot;,(itemType=&quot;&amp;[.I2]&amp;&quot;,amount=&quot;&amp;[.J2]&amp;&quot;)&quot;     &amp;IF(AND(NOT(ISBLANK([.K2]));NOT(ISBLANK([.L2])));      &quot;,(itemType=&quot;&amp;[.K2]&amp;&quot;,amount=&quot;&amp;[.L2]&amp;&quot;))&quot;;      &quot;)&quot;)     ;&quot;)&quot;)    ;&quot;)&quot;)   ;&quot;)&quot;)  ;&quot;&quot;)" office:value-type="string" office:string-value="((itemType=GoldCoins,amount=1))">
            <text:p>((itemType=GoldCoins,amount=1))</text:p>
          </table:table-cell>
          <table:table-cell table:style-name="ce8" office:value-type="string">
            <text:p>GoldCoins</text:p>
          </table:table-cell>
          <table:table-cell table:style-name="ce10" office:value-type="float" office:value="1">
            <text:p>1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3">
          <table:table-cell office:value-type="string">
            <text:p>Knight</text:p>
          </table:table-cell>
          <table:table-cell table:style-name="ce7" table:formula="of:=IF(AND(NOT(ISBLANK([.C3]));NOT(ISBLANK([.D3])));  &quot;((itemType=&quot;&amp;[.C3]&amp;&quot;,amount=&quot;&amp;[.D3]&amp;&quot;)&quot;  &amp;IF(AND(NOT(ISBLANK([.E3]));NOT(ISBLANK([.F3])));   &quot;,(itemType=&quot;&amp;[.E3]&amp;&quot;,amount=&quot;&amp;[.F3]&amp;&quot;)&quot;   &amp;IF(AND(NOT(ISBLANK([.G3]));NOT(ISBLANK([.H3])));    &quot;,(itemType=&quot;&amp;[.G3]&amp;&quot;,amount=&quot;&amp;[.H3]&amp;&quot;)&quot;         &amp;IF(AND(NOT(ISBLANK([.I3]));NOT(ISBLANK([.J3])));     &quot;,(itemType=&quot;&amp;[.I3]&amp;&quot;,amount=&quot;&amp;[.J3]&amp;&quot;)&quot;     &amp;IF(AND(NOT(ISBLANK([.K3]));NOT(ISBLANK([.L3])));      &quot;,(itemType=&quot;&amp;[.K3]&amp;&quot;,amount=&quot;&amp;[.L3]&amp;&quot;))&quot;;      &quot;)&quot;)     ;&quot;)&quot;)    ;&quot;)&quot;)   ;&quot;)&quot;)  ;&quot;&quot;)" office:value-type="string" office:string-value="((itemType=GoldCoins,amount=1),(itemType=Sword,amount=1),(itemType=Shield,amount=1),(itemType=IronArmor,amount=1),(itemType=Horse,amount=1))">
            <text:p>((itemType=GoldCoins,amount=1),(itemType=Sword,amount=1),(itemType=Shield,amount=1),(itemType=IronArmor,amount=1),(itemType=Horse,amount=1))</text:p>
          </table:table-cell>
          <table:table-cell table:style-name="ce8" office:value-type="string">
            <text:p>GoldCoins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Swor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Shield</text:p>
          </table:table-cell>
          <table:table-cell table:style-name="ce10" office:value-type="float" office:value="1">
            <text:p>1</text:p>
          </table:table-cell>
          <table:table-cell office:value-type="string">
            <text:p>IronArmor</text:p>
          </table:table-cell>
          <table:table-cell office:value-type="float" office:value="1">
            <text:p>1</text:p>
          </table:table-cell>
          <table:table-cell table:style-name="ce8" office:value-type="string">
            <text:p>Horse</text:p>
          </table:table-cell>
          <table:table-cell table:style-name="ce10" office:value-type="float" office:value="1">
            <text:p>1</text:p>
          </table:table-cell>
        </table:table-row>
        <table:table-row table:style-name="ro3">
          <table:table-cell table:style-name="ce5" office:value-type="string">
            <text:p>Lord</text:p>
          </table:table-cell>
          <table:table-cell table:style-name="ce7" table:formula="of:=IF(AND(NOT(ISBLANK([.C4]));NOT(ISBLANK([.D4])));  &quot;((itemType=&quot;&amp;[.C4]&amp;&quot;,amount=&quot;&amp;[.D4]&amp;&quot;)&quot;  &amp;IF(AND(NOT(ISBLANK([.E4]));NOT(ISBLANK([.F4])));   &quot;,(itemType=&quot;&amp;[.E4]&amp;&quot;,amount=&quot;&amp;[.F4]&amp;&quot;)&quot;   &amp;IF(AND(NOT(ISBLANK([.G4]));NOT(ISBLANK([.H4])));    &quot;,(itemType=&quot;&amp;[.G4]&amp;&quot;,amount=&quot;&amp;[.H4]&amp;&quot;)&quot;         &amp;IF(AND(NOT(ISBLANK([.I4]));NOT(ISBLANK([.J4])));     &quot;,(itemType=&quot;&amp;[.I4]&amp;&quot;,amount=&quot;&amp;[.J4]&amp;&quot;)&quot;     &amp;IF(AND(NOT(ISBLANK([.K4]));NOT(ISBLANK([.L4])));      &quot;,(itemType=&quot;&amp;[.K4]&amp;&quot;,amount=&quot;&amp;[.L4]&amp;&quot;))&quot;;      &quot;)&quot;)     ;&quot;)&quot;)    ;&quot;)&quot;)   ;&quot;)&quot;)  ;&quot;&quot;)" office:value-type="string" office:string-value="((itemType=GoldCoins,amount=5),(itemType=Iron,amount=3))">
            <text:p>((itemType=GoldCoins,amount=5),(itemType=Iron,amount=3))</text:p>
          </table:table-cell>
          <table:table-cell table:style-name="ce8" office:value-type="string">
            <text:p>GoldCoins</text:p>
          </table:table-cell>
          <table:table-cell table:style-name="ce10" office:value-type="float" office:value="5">
            <text:p>5</text:p>
          </table:table-cell>
          <table:table-cell table:style-name="ce8" office:value-type="string">
            <text:p>Iron</text:p>
          </table:table-cell>
          <table:table-cell table:style-name="ce10" office:value-type="float" office:value="3">
            <text:p>3</text:p>
          </table:table-cell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3">
          <table:table-cell table:style-name="ce5" office:value-type="string">
            <text:p>Chicken</text:p>
          </table:table-cell>
          <table:table-cell table:style-name="ce7" table:formula="of:=IF(AND(NOT(ISBLANK([.C5]));NOT(ISBLANK([.D5])));  &quot;((itemType=&quot;&amp;[.C5]&amp;&quot;,amount=&quot;&amp;[.D5]&amp;&quot;)&quot;  &amp;IF(AND(NOT(ISBLANK([.E5]));NOT(ISBLANK([.F5])));   &quot;,(itemType=&quot;&amp;[.E5]&amp;&quot;,amount=&quot;&amp;[.F5]&amp;&quot;)&quot;   &amp;IF(AND(NOT(ISBLANK([.G5]));NOT(ISBLANK([.H5])));    &quot;,(itemType=&quot;&amp;[.G5]&amp;&quot;,amount=&quot;&amp;[.H5]&amp;&quot;)&quot;         &amp;IF(AND(NOT(ISBLANK([.I5]));NOT(ISBLANK([.J5])));     &quot;,(itemType=&quot;&amp;[.I5]&amp;&quot;,amount=&quot;&amp;[.J5]&amp;&quot;)&quot;     &amp;IF(AND(NOT(ISBLANK([.K5]));NOT(ISBLANK([.L5])));      &quot;,(itemType=&quot;&amp;[.K5]&amp;&quot;,amount=&quot;&amp;[.L5]&amp;&quot;))&quot;;      &quot;)&quot;)     ;&quot;)&quot;)    ;&quot;)&quot;)   ;&quot;)&quot;)  ;&quot;&quot;)" office:value-type="string" office:string-value="((itemType=Wheat,amount=1))">
            <text:p>((itemType=Wheat,amount=1))</text:p>
          </table:table-cell>
          <table:table-cell table:style-name="ce8" office:value-type="string">
            <text:p>Wheat</text:p>
          </table:table-cell>
          <table:table-cell table:style-name="ce10" office:value-type="float" office:value="1">
            <text:p>1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3">
          <table:table-cell table:style-name="ce5"/>
          <table:table-cell table:style-name="ce7" table:formula="of:=IF(AND(NOT(ISBLANK([.C6]));NOT(ISBLANK([.D6])));  &quot;((itemType=&quot;&amp;[.C6]&amp;&quot;,amount=&quot;&amp;[.D6]&amp;&quot;)&quot;  &amp;IF(AND(NOT(ISBLANK([.E6]));NOT(ISBLANK([.F6])));   &quot;,(itemType=&quot;&amp;[.E6]&amp;&quot;,amount=&quot;&amp;[.F6]&amp;&quot;)&quot;   &amp;IF(AND(NOT(ISBLANK([.G6]));NOT(ISBLANK([.H6])));    &quot;,(itemType=&quot;&amp;[.G6]&amp;&quot;,amount=&quot;&amp;[.H6]&amp;&quot;)&quot;         &amp;IF(AND(NOT(ISBLANK([.I6]));NOT(ISBLANK([.J6])));     &quot;,(itemType=&quot;&amp;[.I6]&amp;&quot;,amount=&quot;&amp;[.J6]&amp;&quot;)&quot;     &amp;IF(AND(NOT(ISBLANK([.K6]));NOT(ISBLANK([.L6])));      &quot;,(itemType=&quot;&amp;[.K6]&amp;&quot;,amount=&quot;&amp;[.L6]&amp;&quot;))&quot;;      &quot;)&quot;)     ;&quot;)&quot;)    ;&quot;)&quot;)   ;&quot;)&quot;)  ;&quot;&quot;)">
            <text:p/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3">
          <table:table-cell table:style-name="ce5"/>
          <table:table-cell table:style-name="ce7" table:formula="of:=IF(AND(NOT(ISBLANK([.C7]));NOT(ISBLANK([.D7])));  &quot;((itemType=&quot;&amp;[.C7]&amp;&quot;,amount=&quot;&amp;[.D7]&amp;&quot;)&quot;  &amp;IF(AND(NOT(ISBLANK([.E7]));NOT(ISBLANK([.F7])));   &quot;,(itemType=&quot;&amp;[.E7]&amp;&quot;,amount=&quot;&amp;[.F7]&amp;&quot;)&quot;   &amp;IF(AND(NOT(ISBLANK([.G7]));NOT(ISBLANK([.H7])));    &quot;,(itemType=&quot;&amp;[.G7]&amp;&quot;,amount=&quot;&amp;[.H7]&amp;&quot;)&quot;         &amp;IF(AND(NOT(ISBLANK([.I7]));NOT(ISBLANK([.J7])));     &quot;,(itemType=&quot;&amp;[.I7]&amp;&quot;,amount=&quot;&amp;[.J7]&amp;&quot;)&quot;     &amp;IF(AND(NOT(ISBLANK([.K7]));NOT(ISBLANK([.L7])));      &quot;,(itemType=&quot;&amp;[.K7]&amp;&quot;,amount=&quot;&amp;[.L7]&amp;&quot;))&quot;;      &quot;)&quot;)     ;&quot;)&quot;)    ;&quot;)&quot;)   ;&quot;)&quot;)  ;&quot;&quot;)">
            <text:p/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3" table:number-rows-repeated="1048568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SuggestedSkills" table:style-name="ta1" table:print="false">
        <table:table-column table:style-name="co15" table:default-cell-style-name="Default"/>
        <table:table-column table:style-name="co16" table:default-cell-style-name="ce7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row table:style-name="ro3">
          <table:table-cell table:style-name="ce11" office:value-type="string">
            <text:p>Name</text:p>
          </table:table-cell>
          <table:table-cell table:style-name="ce11" office:value-type="string">
            <text:p>Importances</text:p>
          </table:table-cell>
          <table:table-cell table:style-name="ce12" office:value-type="string">
            <text:p>StatName</text:p>
          </table:table-cell>
          <table:table-cell table:style-name="ce13" office:value-type="string">
            <text:p>StatImportance</text:p>
          </table:table-cell>
          <table:table-cell table:style-name="ce12" office:value-type="string">
            <text:p>StatName</text:p>
          </table:table-cell>
          <table:table-cell table:style-name="ce13" office:value-type="string">
            <text:p>StatImportance</text:p>
          </table:table-cell>
          <table:table-cell table:style-name="ce12" office:value-type="string">
            <text:p>StatName</text:p>
          </table:table-cell>
          <table:table-cell table:style-name="ce13" office:value-type="string">
            <text:p>StatImportance</text:p>
          </table:table-cell>
        </table:table-row>
        <table:table-row table:style-name="ro3">
          <table:table-cell office:value-type="string">
            <text:p>Serf</text:p>
          </table:table-cell>
          <table:table-cell table:formula="of:=&quot;(&quot; &amp;IF(AND(NOT(ISBLANK([.C2]));NOT(ISBLANK([.D2]))); &quot;(StatName=&quot;&amp;[.C2]&amp;&quot;, StatImportance=&quot;&amp;[.D2]&amp;&quot;)&quot;  &amp;IF(AND(NOT(ISBLANK([.E2]));NOT(ISBLANK([.F2])));  &quot;,(StatName=&quot;&amp;[.E2]&amp;&quot;, StatImportance=&quot;&amp;[.F2]&amp;&quot;)&quot;   &amp;IF(AND(NOT(ISBLANK([.G2]));NOT(ISBLANK([.H2])));   &quot;,(StatName=&quot;&amp;[.G2]&amp;&quot;, StatImportance=&quot;&amp;[.H2]&amp;&quot;)&quot;    &amp;IF(AND(NOT(ISBLANK([.I2]));NOT(ISBLANK([.J2])));    &quot;,(StatName=&quot;&amp;[.I2]&amp;&quot;, StatImportance=&quot;&amp;[.J2]&amp;&quot;)&quot;     &amp;IF(AND(NOT(ISBLANK([.K2]));NOT(ISBLANK([.L2])));     &quot;,(StatName=&quot;&amp;[.K2]&amp;&quot;, StatImportance=&quot;&amp;[.L2]&amp;&quot;)&quot;      &amp;IF(AND(NOT(ISBLANK([.M2]));NOT(ISBLANK([.N2])));      &quot;,(StatName=&quot;&amp;[.M2]&amp;&quot;, StatImportance=&quot;&amp;[.N2]&amp;&quot;)&quot;       &amp;IF(AND(NOT(ISBLANK([.O2]));NOT(ISBLANK([.P2])));       &quot;,(StatName=&quot;&amp;[.O2]&amp;&quot;, StatImportance=&quot;&amp;[.P2]&amp;&quot;)&quot;        &amp;IF(AND(NOT(ISBLANK([.Q2]));NOT(ISBLANK([.R2])));        &quot;,(StatName=&quot;&amp;[.Q2]&amp;&quot;, StatImportance=&quot;&amp;[.R2]&amp;&quot;)&quot;         &amp;IF(AND(NOT(ISBLANK([.S2]));NOT(ISBLANK([.T2])));         &quot;,(StatName=&quot;&amp;[.S2]&amp;&quot;, StatImportance=&quot;&amp;[.T2]&amp;&quot;)&quot;          &amp;IF(AND(NOT(ISBLANK([.U2]));NOT(ISBLANK([.V2])));          &quot;,(StatName=&quot;&amp;[.U2]&amp;&quot;, StatImportance=&quot;&amp;[.V2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)">
            <text:p>()</text:p>
          </table:table-cell>
          <table:table-cell table:number-columns-repeated="6"/>
        </table:table-row>
        <table:table-row table:style-name="ro3">
          <table:table-cell office:value-type="string">
            <text:p>Builder</text:p>
          </table:table-cell>
          <table:table-cell table:formula="of:=&quot;(&quot; &amp;IF(AND(NOT(ISBLANK([.C3]));NOT(ISBLANK([.D3]))); &quot;(StatName=&quot;&amp;[.C3]&amp;&quot;, StatImportance=&quot;&amp;[.D3]&amp;&quot;)&quot;  &amp;IF(AND(NOT(ISBLANK([.E3]));NOT(ISBLANK([.F3])));  &quot;,(StatName=&quot;&amp;[.E3]&amp;&quot;, StatImportance=&quot;&amp;[.F3]&amp;&quot;)&quot;   &amp;IF(AND(NOT(ISBLANK([.G3]));NOT(ISBLANK([.H3])));   &quot;,(StatName=&quot;&amp;[.G3]&amp;&quot;, StatImportance=&quot;&amp;[.H3]&amp;&quot;)&quot;    &amp;IF(AND(NOT(ISBLANK([.I3]));NOT(ISBLANK([.J3])));    &quot;,(StatName=&quot;&amp;[.I3]&amp;&quot;, StatImportance=&quot;&amp;[.J3]&amp;&quot;)&quot;     &amp;IF(AND(NOT(ISBLANK([.K3]));NOT(ISBLANK([.L3])));     &quot;,(StatName=&quot;&amp;[.K3]&amp;&quot;, StatImportance=&quot;&amp;[.L3]&amp;&quot;)&quot;      &amp;IF(AND(NOT(ISBLANK([.M3]));NOT(ISBLANK([.N3])));      &quot;,(StatName=&quot;&amp;[.M3]&amp;&quot;, StatImportance=&quot;&amp;[.N3]&amp;&quot;)&quot;       &amp;IF(AND(NOT(ISBLANK([.O3]));NOT(ISBLANK([.P3])));       &quot;,(StatName=&quot;&amp;[.O3]&amp;&quot;, StatImportance=&quot;&amp;[.P3]&amp;&quot;)&quot;        &amp;IF(AND(NOT(ISBLANK([.Q3]));NOT(ISBLANK([.R3])));        &quot;,(StatName=&quot;&amp;[.Q3]&amp;&quot;, StatImportance=&quot;&amp;[.R3]&amp;&quot;)&quot;         &amp;IF(AND(NOT(ISBLANK([.S3]));NOT(ISBLANK([.T3])));         &quot;,(StatName=&quot;&amp;[.S3]&amp;&quot;, StatImportance=&quot;&amp;[.T3]&amp;&quot;)&quot;          &amp;IF(AND(NOT(ISBLANK([.U3]));NOT(ISBLANK([.V3])));          &quot;,(StatName=&quot;&amp;[.U3]&amp;&quot;, StatImportance=&quot;&amp;[.V3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50),(StatName=Intelligence, StatImportance=50),(StatName=StoneSkill, StatImportance=50))">
            <text:p>((StatName=Dexterity, StatImportance=50),(StatName=Intelligence, StatImportance=50),(StatName=StoneSkill, StatImportance=50))</text:p>
          </table:table-cell>
          <table:table-cell office:value-type="string">
            <text:p>Dexterity</text:p>
          </table:table-cell>
          <table:table-cell office:value-type="float" office:value="50">
            <text:p>50</text:p>
          </table:table-cell>
          <table:table-cell office:value-type="string">
            <text:p>Intelligence</text:p>
          </table:table-cell>
          <table:table-cell office:value-type="float" office:value="50">
            <text:p>50</text:p>
          </table:table-cell>
          <table:table-cell office:value-type="string">
            <text:p>StoneSkill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string">
            <text:p>Lumberjack</text:p>
          </table:table-cell>
          <table:table-cell table:formula="of:=&quot;(&quot; &amp;IF(AND(NOT(ISBLANK([.C4]));NOT(ISBLANK([.D4]))); &quot;(StatName=&quot;&amp;[.C4]&amp;&quot;, StatImportance=&quot;&amp;[.D4]&amp;&quot;)&quot;  &amp;IF(AND(NOT(ISBLANK([.E4]));NOT(ISBLANK([.F4])));  &quot;,(StatName=&quot;&amp;[.E4]&amp;&quot;, StatImportance=&quot;&amp;[.F4]&amp;&quot;)&quot;   &amp;IF(AND(NOT(ISBLANK([.G4]));NOT(ISBLANK([.H4])));   &quot;,(StatName=&quot;&amp;[.G4]&amp;&quot;, StatImportance=&quot;&amp;[.H4]&amp;&quot;)&quot;    &amp;IF(AND(NOT(ISBLANK([.I4]));NOT(ISBLANK([.J4])));    &quot;,(StatName=&quot;&amp;[.I4]&amp;&quot;, StatImportance=&quot;&amp;[.J4]&amp;&quot;)&quot;     &amp;IF(AND(NOT(ISBLANK([.K4]));NOT(ISBLANK([.L4])));     &quot;,(StatName=&quot;&amp;[.K4]&amp;&quot;, StatImportance=&quot;&amp;[.L4]&amp;&quot;)&quot;      &amp;IF(AND(NOT(ISBLANK([.M4]));NOT(ISBLANK([.N4])));      &quot;,(StatName=&quot;&amp;[.M4]&amp;&quot;, StatImportance=&quot;&amp;[.N4]&amp;&quot;)&quot;       &amp;IF(AND(NOT(ISBLANK([.O4]));NOT(ISBLANK([.P4])));       &quot;,(StatName=&quot;&amp;[.O4]&amp;&quot;, StatImportance=&quot;&amp;[.P4]&amp;&quot;)&quot;        &amp;IF(AND(NOT(ISBLANK([.Q4]));NOT(ISBLANK([.R4])));        &quot;,(StatName=&quot;&amp;[.Q4]&amp;&quot;, StatImportance=&quot;&amp;[.R4]&amp;&quot;)&quot;         &amp;IF(AND(NOT(ISBLANK([.S4]));NOT(ISBLANK([.T4])));         &quot;,(StatName=&quot;&amp;[.S4]&amp;&quot;, StatImportance=&quot;&amp;[.T4]&amp;&quot;)&quot;          &amp;IF(AND(NOT(ISBLANK([.U4]));NOT(ISBLANK([.V4])));          &quot;,(StatName=&quot;&amp;[.U4]&amp;&quot;, StatImportance=&quot;&amp;[.V4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85),(StatName=Constitution, StatImportance=65),(StatName=PlantSkill, StatImportance=50))">
            <text:p>((StatName=Strength, StatImportance=85),(StatName=Constitution, StatImportance=65),(StatName=PlantSkill, StatImportance=50))</text:p>
          </table:table-cell>
          <table:table-cell office:value-type="string">
            <text:p>Strength</text:p>
          </table:table-cell>
          <table:table-cell office:value-type="float" office:value="85">
            <text:p>85</text:p>
          </table:table-cell>
          <table:table-cell office:value-type="string">
            <text:p>Constitution</text:p>
          </table:table-cell>
          <table:table-cell office:value-type="float" office:value="65">
            <text:p>65</text:p>
          </table:table-cell>
          <table:table-cell office:value-type="string">
            <text:p>PlantSkill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string">
            <text:p>Carpenter</text:p>
          </table:table-cell>
          <table:table-cell table:formula="of:=&quot;(&quot; &amp;IF(AND(NOT(ISBLANK([.C5]));NOT(ISBLANK([.D5]))); &quot;(StatName=&quot;&amp;[.C5]&amp;&quot;, StatImportance=&quot;&amp;[.D5]&amp;&quot;)&quot;  &amp;IF(AND(NOT(ISBLANK([.E5]));NOT(ISBLANK([.F5])));  &quot;,(StatName=&quot;&amp;[.E5]&amp;&quot;, StatImportance=&quot;&amp;[.F5]&amp;&quot;)&quot;   &amp;IF(AND(NOT(ISBLANK([.G5]));NOT(ISBLANK([.H5])));   &quot;,(StatName=&quot;&amp;[.G5]&amp;&quot;, StatImportance=&quot;&amp;[.H5]&amp;&quot;)&quot;    &amp;IF(AND(NOT(ISBLANK([.I5]));NOT(ISBLANK([.J5])));    &quot;,(StatName=&quot;&amp;[.I5]&amp;&quot;, StatImportance=&quot;&amp;[.J5]&amp;&quot;)&quot;     &amp;IF(AND(NOT(ISBLANK([.K5]));NOT(ISBLANK([.L5])));     &quot;,(StatName=&quot;&amp;[.K5]&amp;&quot;, StatImportance=&quot;&amp;[.L5]&amp;&quot;)&quot;      &amp;IF(AND(NOT(ISBLANK([.M5]));NOT(ISBLANK([.N5])));      &quot;,(StatName=&quot;&amp;[.M5]&amp;&quot;, StatImportance=&quot;&amp;[.N5]&amp;&quot;)&quot;       &amp;IF(AND(NOT(ISBLANK([.O5]));NOT(ISBLANK([.P5])));       &quot;,(StatName=&quot;&amp;[.O5]&amp;&quot;, StatImportance=&quot;&amp;[.P5]&amp;&quot;)&quot;        &amp;IF(AND(NOT(ISBLANK([.Q5]));NOT(ISBLANK([.R5])));        &quot;,(StatName=&quot;&amp;[.Q5]&amp;&quot;, StatImportance=&quot;&amp;[.R5]&amp;&quot;)&quot;         &amp;IF(AND(NOT(ISBLANK([.S5]));NOT(ISBLANK([.T5])));         &quot;,(StatName=&quot;&amp;[.S5]&amp;&quot;, StatImportance=&quot;&amp;[.T5]&amp;&quot;)&quot;          &amp;IF(AND(NOT(ISBLANK([.U5]));NOT(ISBLANK([.V5])));          &quot;,(StatName=&quot;&amp;[.U5]&amp;&quot;, StatImportance=&quot;&amp;[.V5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70),(StatName=Dexterity, StatImportance=70),(StatName=Constitution, StatImportance=50))">
            <text:p>((StatName=Strength, StatImportance=70),(StatName=Dexterity, StatImportance=70),(StatName=Constitution, StatImportance=50))</text:p>
          </table:table-cell>
          <table:table-cell office:value-type="string">
            <text:p>Strength</text:p>
          </table:table-cell>
          <table:table-cell office:value-type="float" office:value="70">
            <text:p>70</text:p>
          </table:table-cell>
          <table:table-cell office:value-type="string">
            <text:p>Dexterity</text:p>
          </table:table-cell>
          <table:table-cell office:value-type="float" office:value="70">
            <text:p>70</text:p>
          </table:table-cell>
          <table:table-cell office:value-type="string">
            <text:p>Constitution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string">
            <text:p>Forester</text:p>
          </table:table-cell>
          <table:table-cell table:formula="of:=&quot;(&quot; &amp;IF(AND(NOT(ISBLANK([.C6]));NOT(ISBLANK([.D6]))); &quot;(StatName=&quot;&amp;[.C6]&amp;&quot;, StatImportance=&quot;&amp;[.D6]&amp;&quot;)&quot;  &amp;IF(AND(NOT(ISBLANK([.E6]));NOT(ISBLANK([.F6])));  &quot;,(StatName=&quot;&amp;[.E6]&amp;&quot;, StatImportance=&quot;&amp;[.F6]&amp;&quot;)&quot;   &amp;IF(AND(NOT(ISBLANK([.G6]));NOT(ISBLANK([.H6])));   &quot;,(StatName=&quot;&amp;[.G6]&amp;&quot;, StatImportance=&quot;&amp;[.H6]&amp;&quot;)&quot;    &amp;IF(AND(NOT(ISBLANK([.I6]));NOT(ISBLANK([.J6])));    &quot;,(StatName=&quot;&amp;[.I6]&amp;&quot;, StatImportance=&quot;&amp;[.J6]&amp;&quot;)&quot;     &amp;IF(AND(NOT(ISBLANK([.K6]));NOT(ISBLANK([.L6])));     &quot;,(StatName=&quot;&amp;[.K6]&amp;&quot;, StatImportance=&quot;&amp;[.L6]&amp;&quot;)&quot;      &amp;IF(AND(NOT(ISBLANK([.M6]));NOT(ISBLANK([.N6])));      &quot;,(StatName=&quot;&amp;[.M6]&amp;&quot;, StatImportance=&quot;&amp;[.N6]&amp;&quot;)&quot;       &amp;IF(AND(NOT(ISBLANK([.O6]));NOT(ISBLANK([.P6])));       &quot;,(StatName=&quot;&amp;[.O6]&amp;&quot;, StatImportance=&quot;&amp;[.P6]&amp;&quot;)&quot;        &amp;IF(AND(NOT(ISBLANK([.Q6]));NOT(ISBLANK([.R6])));        &quot;,(StatName=&quot;&amp;[.Q6]&amp;&quot;, StatImportance=&quot;&amp;[.R6]&amp;&quot;)&quot;         &amp;IF(AND(NOT(ISBLANK([.S6]));NOT(ISBLANK([.T6])));         &quot;,(StatName=&quot;&amp;[.S6]&amp;&quot;, StatImportance=&quot;&amp;[.T6]&amp;&quot;)&quot;          &amp;IF(AND(NOT(ISBLANK([.U6]));NOT(ISBLANK([.V6])));          &quot;,(StatName=&quot;&amp;[.U6]&amp;&quot;, StatImportance=&quot;&amp;[.V6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100),(StatName=PlantSkill, StatImportance=100),(StatName=Wisdom, StatImportance=50))">
            <text:p>((StatName=Dexterity, StatImportance=100),(StatName=PlantSkill, StatImportance=100),(StatName=Wisdom, StatImportance=50))</text:p>
          </table:table-cell>
          <table:table-cell office:value-type="string">
            <text:p>Dexterity</text:p>
          </table:table-cell>
          <table:table-cell office:value-type="float" office:value="100">
            <text:p>100</text:p>
          </table:table-cell>
          <table:table-cell office:value-type="string">
            <text:p>PlantSkill</text:p>
          </table:table-cell>
          <table:table-cell office:value-type="float" office:value="100">
            <text:p>100</text:p>
          </table:table-cell>
          <table:table-cell office:value-type="string">
            <text:p>Wisdom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string">
            <text:p>Farmer</text:p>
          </table:table-cell>
          <table:table-cell table:formula="of:=&quot;(&quot; &amp;IF(AND(NOT(ISBLANK([.C7]));NOT(ISBLANK([.D7]))); &quot;(StatName=&quot;&amp;[.C7]&amp;&quot;, StatImportance=&quot;&amp;[.D7]&amp;&quot;)&quot;  &amp;IF(AND(NOT(ISBLANK([.E7]));NOT(ISBLANK([.F7])));  &quot;,(StatName=&quot;&amp;[.E7]&amp;&quot;, StatImportance=&quot;&amp;[.F7]&amp;&quot;)&quot;   &amp;IF(AND(NOT(ISBLANK([.G7]));NOT(ISBLANK([.H7])));   &quot;,(StatName=&quot;&amp;[.G7]&amp;&quot;, StatImportance=&quot;&amp;[.H7]&amp;&quot;)&quot;    &amp;IF(AND(NOT(ISBLANK([.I7]));NOT(ISBLANK([.J7])));    &quot;,(StatName=&quot;&amp;[.I7]&amp;&quot;, StatImportance=&quot;&amp;[.J7]&amp;&quot;)&quot;     &amp;IF(AND(NOT(ISBLANK([.K7]));NOT(ISBLANK([.L7])));     &quot;,(StatName=&quot;&amp;[.K7]&amp;&quot;, StatImportance=&quot;&amp;[.L7]&amp;&quot;)&quot;      &amp;IF(AND(NOT(ISBLANK([.M7]));NOT(ISBLANK([.N7])));      &quot;,(StatName=&quot;&amp;[.M7]&amp;&quot;, StatImportance=&quot;&amp;[.N7]&amp;&quot;)&quot;       &amp;IF(AND(NOT(ISBLANK([.O7]));NOT(ISBLANK([.P7])));       &quot;,(StatName=&quot;&amp;[.O7]&amp;&quot;, StatImportance=&quot;&amp;[.P7]&amp;&quot;)&quot;        &amp;IF(AND(NOT(ISBLANK([.Q7]));NOT(ISBLANK([.R7])));        &quot;,(StatName=&quot;&amp;[.Q7]&amp;&quot;, StatImportance=&quot;&amp;[.R7]&amp;&quot;)&quot;         &amp;IF(AND(NOT(ISBLANK([.S7]));NOT(ISBLANK([.T7])));         &quot;,(StatName=&quot;&amp;[.S7]&amp;&quot;, StatImportance=&quot;&amp;[.T7]&amp;&quot;)&quot;          &amp;IF(AND(NOT(ISBLANK([.U7]));NOT(ISBLANK([.V7])));          &quot;,(StatName=&quot;&amp;[.U7]&amp;&quot;, StatImportance=&quot;&amp;[.V7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PlantSkill, StatImportance=85),(StatName=Dexterity, StatImportance=60),(StatName=Constitution, StatImportance=50))">
            <text:p>((StatName=PlantSkill, StatImportance=85),(StatName=Dexterity, StatImportance=60),(StatName=Constitution, StatImportance=50))</text:p>
          </table:table-cell>
          <table:table-cell office:value-type="string">
            <text:p>PlantSkill</text:p>
          </table:table-cell>
          <table:table-cell office:value-type="float" office:value="85">
            <text:p>85</text:p>
          </table:table-cell>
          <table:table-cell office:value-type="string">
            <text:p>Dexterity</text:p>
          </table:table-cell>
          <table:table-cell office:value-type="float" office:value="60">
            <text:p>60</text:p>
          </table:table-cell>
          <table:table-cell office:value-type="string">
            <text:p>Constitution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string">
            <text:p>Miller</text:p>
          </table:table-cell>
          <table:table-cell table:formula="of:=&quot;(&quot; &amp;IF(AND(NOT(ISBLANK([.C8]));NOT(ISBLANK([.D8]))); &quot;(StatName=&quot;&amp;[.C8]&amp;&quot;, StatImportance=&quot;&amp;[.D8]&amp;&quot;)&quot;  &amp;IF(AND(NOT(ISBLANK([.E8]));NOT(ISBLANK([.F8])));  &quot;,(StatName=&quot;&amp;[.E8]&amp;&quot;, StatImportance=&quot;&amp;[.F8]&amp;&quot;)&quot;   &amp;IF(AND(NOT(ISBLANK([.G8]));NOT(ISBLANK([.H8])));   &quot;,(StatName=&quot;&amp;[.G8]&amp;&quot;, StatImportance=&quot;&amp;[.H8]&amp;&quot;)&quot;    &amp;IF(AND(NOT(ISBLANK([.I8]));NOT(ISBLANK([.J8])));    &quot;,(StatName=&quot;&amp;[.I8]&amp;&quot;, StatImportance=&quot;&amp;[.J8]&amp;&quot;)&quot;     &amp;IF(AND(NOT(ISBLANK([.K8]));NOT(ISBLANK([.L8])));     &quot;,(StatName=&quot;&amp;[.K8]&amp;&quot;, StatImportance=&quot;&amp;[.L8]&amp;&quot;)&quot;      &amp;IF(AND(NOT(ISBLANK([.M8]));NOT(ISBLANK([.N8])));      &quot;,(StatName=&quot;&amp;[.M8]&amp;&quot;, StatImportance=&quot;&amp;[.N8]&amp;&quot;)&quot;       &amp;IF(AND(NOT(ISBLANK([.O8]));NOT(ISBLANK([.P8])));       &quot;,(StatName=&quot;&amp;[.O8]&amp;&quot;, StatImportance=&quot;&amp;[.P8]&amp;&quot;)&quot;        &amp;IF(AND(NOT(ISBLANK([.Q8]));NOT(ISBLANK([.R8])));        &quot;,(StatName=&quot;&amp;[.Q8]&amp;&quot;, StatImportance=&quot;&amp;[.R8]&amp;&quot;)&quot;         &amp;IF(AND(NOT(ISBLANK([.S8]));NOT(ISBLANK([.T8])));         &quot;,(StatName=&quot;&amp;[.S8]&amp;&quot;, StatImportance=&quot;&amp;[.T8]&amp;&quot;)&quot;          &amp;IF(AND(NOT(ISBLANK([.U8]));NOT(ISBLANK([.V8])));          &quot;,(StatName=&quot;&amp;[.U8]&amp;&quot;, StatImportance=&quot;&amp;[.V8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60),(StatName=FoodSkill, StatImportance=60),(StatName=PlantSkill, StatImportance=50))">
            <text:p>((StatName=Dexterity, StatImportance=60),(StatName=FoodSkill, StatImportance=60),(StatName=PlantSkill, StatImportance=50))</text:p>
          </table:table-cell>
          <table:table-cell office:value-type="string">
            <text:p>Dexterity</text:p>
          </table:table-cell>
          <table:table-cell office:value-type="float" office:value="60">
            <text:p>60</text:p>
          </table:table-cell>
          <table:table-cell office:value-type="string">
            <text:p>FoodSkill</text:p>
          </table:table-cell>
          <table:table-cell office:value-type="float" office:value="60">
            <text:p>60</text:p>
          </table:table-cell>
          <table:table-cell office:value-type="string">
            <text:p>PlantSkill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string">
            <text:p>Baker</text:p>
          </table:table-cell>
          <table:table-cell table:formula="of:=&quot;(&quot; &amp;IF(AND(NOT(ISBLANK([.C9]));NOT(ISBLANK([.D9]))); &quot;(StatName=&quot;&amp;[.C9]&amp;&quot;, StatImportance=&quot;&amp;[.D9]&amp;&quot;)&quot;  &amp;IF(AND(NOT(ISBLANK([.E9]));NOT(ISBLANK([.F9])));  &quot;,(StatName=&quot;&amp;[.E9]&amp;&quot;, StatImportance=&quot;&amp;[.F9]&amp;&quot;)&quot;   &amp;IF(AND(NOT(ISBLANK([.G9]));NOT(ISBLANK([.H9])));   &quot;,(StatName=&quot;&amp;[.G9]&amp;&quot;, StatImportance=&quot;&amp;[.H9]&amp;&quot;)&quot;    &amp;IF(AND(NOT(ISBLANK([.I9]));NOT(ISBLANK([.J9])));    &quot;,(StatName=&quot;&amp;[.I9]&amp;&quot;, StatImportance=&quot;&amp;[.J9]&amp;&quot;)&quot;     &amp;IF(AND(NOT(ISBLANK([.K9]));NOT(ISBLANK([.L9])));     &quot;,(StatName=&quot;&amp;[.K9]&amp;&quot;, StatImportance=&quot;&amp;[.L9]&amp;&quot;)&quot;      &amp;IF(AND(NOT(ISBLANK([.M9]));NOT(ISBLANK([.N9])));      &quot;,(StatName=&quot;&amp;[.M9]&amp;&quot;, StatImportance=&quot;&amp;[.N9]&amp;&quot;)&quot;       &amp;IF(AND(NOT(ISBLANK([.O9]));NOT(ISBLANK([.P9])));       &quot;,(StatName=&quot;&amp;[.O9]&amp;&quot;, StatImportance=&quot;&amp;[.P9]&amp;&quot;)&quot;        &amp;IF(AND(NOT(ISBLANK([.Q9]));NOT(ISBLANK([.R9])));        &quot;,(StatName=&quot;&amp;[.Q9]&amp;&quot;, StatImportance=&quot;&amp;[.R9]&amp;&quot;)&quot;         &amp;IF(AND(NOT(ISBLANK([.S9]));NOT(ISBLANK([.T9])));         &quot;,(StatName=&quot;&amp;[.S9]&amp;&quot;, StatImportance=&quot;&amp;[.T9]&amp;&quot;)&quot;          &amp;IF(AND(NOT(ISBLANK([.U9]));NOT(ISBLANK([.V9])));          &quot;,(StatName=&quot;&amp;[.U9]&amp;&quot;, StatImportance=&quot;&amp;[.V9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FoodSkill, StatImportance=100),(StatName=Dexterity, StatImportance=80),(StatName=Intelligence, StatImportance=50))">
            <text:p>((StatName=FoodSkill, StatImportance=100),(StatName=Dexterity, StatImportance=80),(StatName=Intelligence, StatImportance=50))</text:p>
          </table:table-cell>
          <table:table-cell office:value-type="string">
            <text:p>FoodSkill</text:p>
          </table:table-cell>
          <table:table-cell office:value-type="float" office:value="100">
            <text:p>100</text:p>
          </table:table-cell>
          <table:table-cell office:value-type="string">
            <text:p>Dexterity</text:p>
          </table:table-cell>
          <table:table-cell office:value-type="float" office:value="80">
            <text:p>80</text:p>
          </table:table-cell>
          <table:table-cell office:value-type="string">
            <text:p>Intelligence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string">
            <text:p>Mason</text:p>
          </table:table-cell>
          <table:table-cell table:formula="of:=&quot;(&quot; &amp;IF(AND(NOT(ISBLANK([.C10]));NOT(ISBLANK([.D10]))); &quot;(StatName=&quot;&amp;[.C10]&amp;&quot;, StatImportance=&quot;&amp;[.D10]&amp;&quot;)&quot;  &amp;IF(AND(NOT(ISBLANK([.E10]));NOT(ISBLANK([.F10])));  &quot;,(StatName=&quot;&amp;[.E10]&amp;&quot;, StatImportance=&quot;&amp;[.F10]&amp;&quot;)&quot;   &amp;IF(AND(NOT(ISBLANK([.G10]));NOT(ISBLANK([.H10])));   &quot;,(StatName=&quot;&amp;[.G10]&amp;&quot;, StatImportance=&quot;&amp;[.H10]&amp;&quot;)&quot;    &amp;IF(AND(NOT(ISBLANK([.I10]));NOT(ISBLANK([.J10])));    &quot;,(StatName=&quot;&amp;[.I10]&amp;&quot;, StatImportance=&quot;&amp;[.J10]&amp;&quot;)&quot;     &amp;IF(AND(NOT(ISBLANK([.K10]));NOT(ISBLANK([.L10])));     &quot;,(StatName=&quot;&amp;[.K10]&amp;&quot;, StatImportance=&quot;&amp;[.L10]&amp;&quot;)&quot;      &amp;IF(AND(NOT(ISBLANK([.M10]));NOT(ISBLANK([.N10])));      &quot;,(StatName=&quot;&amp;[.M10]&amp;&quot;, StatImportance=&quot;&amp;[.N10]&amp;&quot;)&quot;       &amp;IF(AND(NOT(ISBLANK([.O10]));NOT(ISBLANK([.P10])));       &quot;,(StatName=&quot;&amp;[.O10]&amp;&quot;, StatImportance=&quot;&amp;[.P10]&amp;&quot;)&quot;        &amp;IF(AND(NOT(ISBLANK([.Q10]));NOT(ISBLANK([.R10])));        &quot;,(StatName=&quot;&amp;[.Q10]&amp;&quot;, StatImportance=&quot;&amp;[.R10]&amp;&quot;)&quot;         &amp;IF(AND(NOT(ISBLANK([.S10]));NOT(ISBLANK([.T10])));         &quot;,(StatName=&quot;&amp;[.S10]&amp;&quot;, StatImportance=&quot;&amp;[.T10]&amp;&quot;)&quot;          &amp;IF(AND(NOT(ISBLANK([.U10]));NOT(ISBLANK([.V10])));          &quot;,(StatName=&quot;&amp;[.U10]&amp;&quot;, StatImportance=&quot;&amp;[.V10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75),(StatName=StoneSkill, StatImportance=70),(StatName=Constitution, StatImportance=45))">
            <text:p>((StatName=Strength, StatImportance=75),(StatName=StoneSkill, StatImportance=70),(StatName=Constitution, StatImportance=45))</text:p>
          </table:table-cell>
          <table:table-cell office:value-type="string">
            <text:p>Strength</text:p>
          </table:table-cell>
          <table:table-cell office:value-type="float" office:value="75">
            <text:p>75</text:p>
          </table:table-cell>
          <table:table-cell office:value-type="string">
            <text:p>StoneSkill</text:p>
          </table:table-cell>
          <table:table-cell office:value-type="float" office:value="70">
            <text:p>70</text:p>
          </table:table-cell>
          <table:table-cell office:value-type="string">
            <text:p>Constitution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string">
            <text:p>Miner</text:p>
          </table:table-cell>
          <table:table-cell table:formula="of:=&quot;(&quot; &amp;IF(AND(NOT(ISBLANK([.E11]));NOT(ISBLANK([.F11]))); &quot;(StatName=&quot;&amp;[.E11]&amp;&quot;, StatImportance=&quot;&amp;[.F11]&amp;&quot;)&quot;  &amp;IF(AND(NOT(ISBLANK([.G11]));NOT(ISBLANK([.H11])));  &quot;,(StatName=&quot;&amp;[.G11]&amp;&quot;, StatImportance=&quot;&amp;[.H11]&amp;&quot;)&quot;   &amp;IF(AND(NOT(ISBLANK([.G11]));NOT(ISBLANK([.H11])));   &quot;,(StatName=&quot;&amp;[.G11]&amp;&quot;, StatImportance=&quot;&amp;[.H11]&amp;&quot;)&quot;    &amp;IF(AND(NOT(ISBLANK([.I11]));NOT(ISBLANK([.J11])));    &quot;,(StatName=&quot;&amp;[.I11]&amp;&quot;, StatImportance=&quot;&amp;[.J11]&amp;&quot;)&quot;     &amp;IF(AND(NOT(ISBLANK([.K11]));NOT(ISBLANK([.L11])));     &quot;,(StatName=&quot;&amp;[.K11]&amp;&quot;, StatImportance=&quot;&amp;[.L11]&amp;&quot;)&quot;      &amp;IF(AND(NOT(ISBLANK([.M11]));NOT(ISBLANK([.N11])));      &quot;,(StatName=&quot;&amp;[.M11]&amp;&quot;, StatImportance=&quot;&amp;[.N11]&amp;&quot;)&quot;       &amp;IF(AND(NOT(ISBLANK([.O11]));NOT(ISBLANK([.P11])));       &quot;,(StatName=&quot;&amp;[.O11]&amp;&quot;, StatImportance=&quot;&amp;[.P11]&amp;&quot;)&quot;        &amp;IF(AND(NOT(ISBLANK([.Q11]));NOT(ISBLANK([.R11])));        &quot;,(StatName=&quot;&amp;[.Q11]&amp;&quot;, StatImportance=&quot;&amp;[.R11]&amp;&quot;)&quot;         &amp;IF(AND(NOT(ISBLANK([.S11]));NOT(ISBLANK([.T11])));         &quot;,(StatName=&quot;&amp;[.S11]&amp;&quot;, StatImportance=&quot;&amp;[.T11]&amp;&quot;)&quot;          &amp;IF(AND(NOT(ISBLANK([.U11]));NOT(ISBLANK([.V11])));          &quot;,(StatName=&quot;&amp;[.U11]&amp;&quot;, StatImportance=&quot;&amp;[.V11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50),(StatName=Dexterity, StatImportance=50),(StatName=Dexterity, StatImportance=50))">
            <text:p>((StatName=Strength, StatImportance=50),(StatName=Dexterity, StatImportance=50),(StatName=Dexterity, StatImportance=50))</text:p>
          </table:table-cell>
          <table:table-cell office:value-type="string">
            <text:p>Constitution</text:p>
          </table:table-cell>
          <table:table-cell office:value-type="float" office:value="65">
            <text:p>65</text:p>
          </table:table-cell>
          <table:table-cell office:value-type="string">
            <text:p>Strength</text:p>
          </table:table-cell>
          <table:table-cell office:value-type="float" office:value="50">
            <text:p>50</text:p>
          </table:table-cell>
          <table:table-cell office:value-type="string">
            <text:p>Dexterity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string">
            <text:p>Smelter</text:p>
          </table:table-cell>
          <table:table-cell table:formula="of:=&quot;(&quot; &amp;IF(AND(NOT(ISBLANK([.C12]));NOT(ISBLANK([.D12]))); &quot;(StatName=&quot;&amp;[.C12]&amp;&quot;, StatImportance=&quot;&amp;[.D12]&amp;&quot;)&quot;  &amp;IF(AND(NOT(ISBLANK([.G12]));NOT(ISBLANK([.H12])));  &quot;,(StatName=&quot;&amp;[.G12]&amp;&quot;, StatImportance=&quot;&amp;[.H12]&amp;&quot;)&quot;   &amp;IF(AND(NOT(ISBLANK([.G12]));NOT(ISBLANK([.H12])));   &quot;,(StatName=&quot;&amp;[.G12]&amp;&quot;, StatImportance=&quot;&amp;[.H12]&amp;&quot;)&quot;    &amp;IF(AND(NOT(ISBLANK([.I12]));NOT(ISBLANK([.J12])));    &quot;,(StatName=&quot;&amp;[.I12]&amp;&quot;, StatImportance=&quot;&amp;[.J12]&amp;&quot;)&quot;     &amp;IF(AND(NOT(ISBLANK([.K12]));NOT(ISBLANK([.L12])));     &quot;,(StatName=&quot;&amp;[.K12]&amp;&quot;, StatImportance=&quot;&amp;[.L12]&amp;&quot;)&quot;      &amp;IF(AND(NOT(ISBLANK([.M12]));NOT(ISBLANK([.N12])));      &quot;,(StatName=&quot;&amp;[.M12]&amp;&quot;, StatImportance=&quot;&amp;[.N12]&amp;&quot;)&quot;       &amp;IF(AND(NOT(ISBLANK([.O12]));NOT(ISBLANK([.P12])));       &quot;,(StatName=&quot;&amp;[.O12]&amp;&quot;, StatImportance=&quot;&amp;[.P12]&amp;&quot;)&quot;        &amp;IF(AND(NOT(ISBLANK([.Q12]));NOT(ISBLANK([.R12])));        &quot;,(StatName=&quot;&amp;[.Q12]&amp;&quot;, StatImportance=&quot;&amp;[.R12]&amp;&quot;)&quot;         &amp;IF(AND(NOT(ISBLANK([.S12]));NOT(ISBLANK([.T12])));         &quot;,(StatName=&quot;&amp;[.S12]&amp;&quot;, StatImportance=&quot;&amp;[.T12]&amp;&quot;)&quot;          &amp;IF(AND(NOT(ISBLANK([.U12]));NOT(ISBLANK([.V12])));          &quot;,(StatName=&quot;&amp;[.U12]&amp;&quot;, StatImportance=&quot;&amp;[.V12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MetalSkill, StatImportance=100),(StatName=Dexterity, StatImportance=80),(StatName=Dexterity, StatImportance=80))">
            <text:p>((StatName=MetalSkill, StatImportance=100),(StatName=Dexterity, StatImportance=80),(StatName=Dexterity, StatImportance=80))</text:p>
          </table:table-cell>
          <table:table-cell office:value-type="string">
            <text:p>MetalSkill</text:p>
          </table:table-cell>
          <table:table-cell office:value-type="float" office:value="100">
            <text:p>100</text:p>
          </table:table-cell>
          <table:table-cell office:value-type="string">
            <text:p>Intelligence</text:p>
          </table:table-cell>
          <table:table-cell office:value-type="float" office:value="90">
            <text:p>90</text:p>
          </table:table-cell>
          <table:table-cell office:value-type="string">
            <text:p>Dexterity</text:p>
          </table:table-cell>
          <table:table-cell office:value-type="float" office:value="80">
            <text:p>80</text:p>
          </table:table-cell>
        </table:table-row>
        <table:table-row table:style-name="ro3" table:number-rows-repeated="2">
          <table:table-cell/>
          <table:table-cell table:style-name="Default"/>
          <table:table-cell/>
          <table:table-cell table:style-name="ce10"/>
          <table:table-cell/>
          <table:table-cell table:style-name="ce10"/>
          <table:table-cell table:style-name="ce8"/>
          <table:table-cell table:style-name="ce10"/>
        </table:table-row>
        <table:table-row table:style-name="ro3" table:number-rows-repeated="6">
          <table:table-cell/>
          <table:table-cell table:style-name="Default"/>
          <table:table-cell/>
          <table:table-cell table:style-name="ce10"/>
          <table:table-cell table:style-name="ce8"/>
          <table:table-cell table:style-name="ce10"/>
          <table:table-cell table:style-name="ce8"/>
          <table:table-cell table:style-name="ce10"/>
        </table:table-row>
        <table:table-row table:style-name="ro3">
          <table:table-cell/>
          <table:table-cell table:style-name="Default"/>
          <table:table-cell/>
          <table:table-cell table:style-name="ce10"/>
          <table:table-cell/>
          <table:table-cell table:style-name="ce10"/>
          <table:table-cell table:style-name="ce8"/>
          <table:table-cell table:style-name="ce10"/>
        </table:table-row>
        <table:table-row table:style-name="ro3">
          <table:table-cell/>
          <table:table-cell table:style-name="Default"/>
          <table:table-cell/>
          <table:table-cell table:style-name="ce10"/>
          <table:table-cell/>
          <table:table-cell table:style-name="ce10"/>
          <table:table-cell table:style-name="ce8"/>
          <table:table-cell table:style-name="ce10"/>
        </table:table-row>
      </table:table>
      <table:table table:name="HarvesterJobTyp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0" table:number-columns-repeated="1022" table:default-cell-style-name="Default"/>
        <table:table-row table:style-name="ro3">
          <table:table-cell table:style-name="ce11" office:value-type="string">
            <text:p>Name</text:p>
          </table:table-cell>
          <table:table-cell table:style-name="ce11" office:value-type="string">
            <text:p>HarvesterJobTypes</text:p>
          </table:table-cell>
          <table:table-cell table:style-name="ce13" office:value-type="string">
            <text:p>Planting</text:p>
          </table:table-cell>
          <table:table-cell table:style-name="ce13" office:value-type="string">
            <text:p>Tending</text:p>
          </table:table-cell>
          <table:table-cell table:style-name="ce12" office:value-type="string">
            <text:p>Harvesting</text:p>
          </table:table-cell>
          <table:table-cell table:style-name="ce13" office:value-type="string">
            <text:p>Polishing</text:p>
          </table:table-cell>
          <table:table-cell table:style-name="ce12"/>
          <table:table-cell table:style-name="ce13"/>
          <table:table-cell table:number-columns-repeated="1016"/>
        </table:table-row>
        <table:table-row table:style-name="ro4">
          <table:table-cell office:value-type="string">
            <text:p>Serf</text:p>
          </table:table-cell>
          <table:table-cell table:style-name="ce7" table:formula="of:=&quot;(&quot; &amp;&quot;(harvestingJobType=&quot;&amp;[.C$1]&amp;&quot;, doesJob=&quot;&amp;[.C2]&amp;&quot;),&quot; &amp;&quot;(harvestingJobType=&quot;&amp;[.D$1]&amp;&quot;, doesJob=&quot;&amp;[.D2]&amp;&quot;),&quot; &amp;&quot;(harvestingJobType=&quot;&amp;[.E$1]&amp;&quot;, doesJob=&quot;&amp;[.E2]&amp;&quot;),&quot; &amp;&quot;(harvestingJobType=&quot;&amp;[.F$1]&amp;&quot;, doesJob=&quot;&amp;[.F2]&amp;&quot;)&quot; &amp;&quot;)&quot;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number-columns-repeated="4" office:value-type="string">
            <text:p>false</text:p>
          </table:table-cell>
          <table:table-cell table:number-columns-repeated="1018"/>
        </table:table-row>
        <table:table-row table:style-name="ro3">
          <table:table-cell office:value-type="string">
            <text:p>Builder</text:p>
          </table:table-cell>
          <table:table-cell table:style-name="ce7" table:formula="of:=&quot;(&quot; &amp;&quot;(harvestingJobType=&quot;&amp;[.C$1]&amp;&quot;, doesJob=&quot;&amp;[.C3]&amp;&quot;),&quot; &amp;&quot;(harvestingJobType=&quot;&amp;[.D$1]&amp;&quot;, doesJob=&quot;&amp;[.D3]&amp;&quot;),&quot; &amp;&quot;(harvestingJobType=&quot;&amp;[.E$1]&amp;&quot;, doesJob=&quot;&amp;[.E3]&amp;&quot;),&quot; &amp;&quot;(harvestingJobType=&quot;&amp;[.F$1]&amp;&quot;, doesJob=&quot;&amp;[.F3]&amp;&quot;)&quot; &amp;&quot;)&quot;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number-columns-repeated="4" office:value-type="string">
            <text:p>false</text:p>
          </table:table-cell>
          <table:table-cell table:number-columns-repeated="1018"/>
        </table:table-row>
        <table:table-row table:style-name="ro3">
          <table:table-cell office:value-type="string">
            <text:p>Lumberjack</text:p>
          </table:table-cell>
          <table:table-cell table:style-name="ce7" table:formula="of:=&quot;(&quot; &amp;&quot;(harvestingJobType=&quot;&amp;[.C$1]&amp;&quot;, doesJob=&quot;&amp;[.C4]&amp;&quot;),&quot; &amp;&quot;(harvestingJobType=&quot;&amp;[.D$1]&amp;&quot;, doesJob=&quot;&amp;[.D4]&amp;&quot;),&quot; &amp;&quot;(harvestingJobType=&quot;&amp;[.E$1]&amp;&quot;, doesJob=&quot;&amp;[.E4]&amp;&quot;),&quot; &amp;&quot;(harvestingJobType=&quot;&amp;[.F$1]&amp;&quot;, doesJob=&quot;&amp;[.F4]&amp;&quot;)&quot; &amp;&quot;)&quot;" office:value-type="string" office:string-value="((harvestingJobType=Planting, doesJob=false),(harvestingJobType=Tending, doesJob=false),(harvestingJobType=Harvesting, doesJob=true),(harvestingJobType=Polishing, doesJob=true))">
            <text:p>((harvestingJobType=Planting, doesJob=false),(harvestingJobType=Tending, doesJob=false),(harvestingJobType=Harvesting, doesJob=true),(harvestingJobType=Polishing, doesJob=true))</text:p>
          </table:table-cell>
          <table:table-cell table:number-columns-repeated="2" office:value-type="string">
            <text:p>false</text:p>
          </table:table-cell>
          <table:table-cell table:number-columns-repeated="2" office:value-type="string">
            <text:p>true</text:p>
          </table:table-cell>
          <table:table-cell table:number-columns-repeated="1018"/>
        </table:table-row>
        <table:table-row table:style-name="ro3">
          <table:table-cell office:value-type="string">
            <text:p>Carpenter</text:p>
          </table:table-cell>
          <table:table-cell table:style-name="ce7" table:formula="of:=&quot;(&quot; &amp;&quot;(harvestingJobType=&quot;&amp;[.C$1]&amp;&quot;, doesJob=&quot;&amp;[.C5]&amp;&quot;),&quot; &amp;&quot;(harvestingJobType=&quot;&amp;[.D$1]&amp;&quot;, doesJob=&quot;&amp;[.D5]&amp;&quot;),&quot; &amp;&quot;(harvestingJobType=&quot;&amp;[.E$1]&amp;&quot;, doesJob=&quot;&amp;[.E5]&amp;&quot;),&quot; &amp;&quot;(harvestingJobType=&quot;&amp;[.F$1]&amp;&quot;, doesJob=&quot;&amp;[.F5]&amp;&quot;)&quot; &amp;&quot;)&quot;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number-columns-repeated="4" office:value-type="string">
            <text:p>false</text:p>
          </table:table-cell>
          <table:table-cell table:number-columns-repeated="1018"/>
        </table:table-row>
        <table:table-row table:style-name="ro3">
          <table:table-cell office:value-type="string">
            <text:p>Forester</text:p>
          </table:table-cell>
          <table:table-cell table:style-name="ce7" table:formula="of:=&quot;(&quot; &amp;&quot;(harvestingJobType=&quot;&amp;[.C$1]&amp;&quot;, doesJob=&quot;&amp;[.C6]&amp;&quot;),&quot; &amp;&quot;(harvestingJobType=&quot;&amp;[.D$1]&amp;&quot;, doesJob=&quot;&amp;[.D6]&amp;&quot;),&quot; &amp;&quot;(harvestingJobType=&quot;&amp;[.E$1]&amp;&quot;, doesJob=&quot;&amp;[.E6]&amp;&quot;),&quot; &amp;&quot;(harvestingJobType=&quot;&amp;[.F$1]&amp;&quot;, doesJob=&quot;&amp;[.F6]&amp;&quot;)&quot; &amp;&quot;)&quot;" office:value-type="string" office:string-value="((harvestingJobType=Planting, doesJob=true),(harvestingJobType=Tending, doesJob=false),(harvestingJobType=Harvesting, doesJob=false),(harvestingJobType=Polishing, doesJob=false))">
            <text:p>((harvestingJobType=Planting, doesJob=true),(harvestingJobType=Tending, doesJob=false),(harvestingJobType=Harvesting, doesJob=false),(harvestingJobType=Polishing, doesJob=false))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table:number-columns-repeated="1018"/>
        </table:table-row>
        <table:table-row table:style-name="ro3">
          <table:table-cell office:value-type="string">
            <text:p>Farmer</text:p>
          </table:table-cell>
          <table:table-cell table:style-name="ce7" table:formula="of:=&quot;(&quot; &amp;&quot;(harvestingJobType=&quot;&amp;[.C$1]&amp;&quot;, doesJob=&quot;&amp;[.C7]&amp;&quot;),&quot; &amp;&quot;(harvestingJobType=&quot;&amp;[.D$1]&amp;&quot;, doesJob=&quot;&amp;[.D7]&amp;&quot;),&quot; &amp;&quot;(harvestingJobType=&quot;&amp;[.E$1]&amp;&quot;, doesJob=&quot;&amp;[.E7]&amp;&quot;),&quot; &amp;&quot;(harvestingJobType=&quot;&amp;[.F$1]&amp;&quot;, doesJob=&quot;&amp;[.F7]&amp;&quot;)&quot; &amp;&quot;)&quot;" office:value-type="string" office:string-value="((harvestingJobType=Planting, doesJob=true),(harvestingJobType=Tending, doesJob=false),(harvestingJobType=Harvesting, doesJob=true),(harvestingJobType=Polishing, doesJob=true))">
            <text:p>((harvestingJobType=Planting, doesJob=true),(harvestingJobType=Tending, doesJob=false),(harvestingJobType=Harvesting, doesJob=true),(harvestingJobType=Polishing, doesJob=true))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string">
            <text:p>true</text:p>
          </table:table-cell>
          <table:table-cell table:number-columns-repeated="1018"/>
        </table:table-row>
        <table:table-row table:style-name="ro3">
          <table:table-cell office:value-type="string">
            <text:p>Miller</text:p>
          </table:table-cell>
          <table:table-cell table:style-name="ce7" table:formula="of:=&quot;(&quot; &amp;&quot;(harvestingJobType=&quot;&amp;[.C$1]&amp;&quot;, doesJob=&quot;&amp;[.C8]&amp;&quot;),&quot; &amp;&quot;(harvestingJobType=&quot;&amp;[.D$1]&amp;&quot;, doesJob=&quot;&amp;[.D8]&amp;&quot;),&quot; &amp;&quot;(harvestingJobType=&quot;&amp;[.E$1]&amp;&quot;, doesJob=&quot;&amp;[.E8]&amp;&quot;),&quot; &amp;&quot;(harvestingJobType=&quot;&amp;[.F$1]&amp;&quot;, doesJob=&quot;&amp;[.F8]&amp;&quot;)&quot; &amp;&quot;)&quot;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number-columns-repeated="4" office:value-type="string">
            <text:p>false</text:p>
          </table:table-cell>
          <table:table-cell table:number-columns-repeated="1018"/>
        </table:table-row>
        <table:table-row table:style-name="ro3">
          <table:table-cell office:value-type="string">
            <text:p>Baker</text:p>
          </table:table-cell>
          <table:table-cell table:style-name="ce7" table:formula="of:=&quot;(&quot; &amp;&quot;(harvestingJobType=&quot;&amp;[.C$1]&amp;&quot;, doesJob=&quot;&amp;[.C9]&amp;&quot;),&quot; &amp;&quot;(harvestingJobType=&quot;&amp;[.D$1]&amp;&quot;, doesJob=&quot;&amp;[.D9]&amp;&quot;),&quot; &amp;&quot;(harvestingJobType=&quot;&amp;[.E$1]&amp;&quot;, doesJob=&quot;&amp;[.E9]&amp;&quot;),&quot; &amp;&quot;(harvestingJobType=&quot;&amp;[.F$1]&amp;&quot;, doesJob=&quot;&amp;[.F9]&amp;&quot;)&quot; &amp;&quot;)&quot;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number-columns-repeated="4" office:value-type="string">
            <text:p>false</text:p>
          </table:table-cell>
          <table:table-cell table:number-columns-repeated="1018"/>
        </table:table-row>
        <table:table-row table:style-name="ro3">
          <table:table-cell office:value-type="string">
            <text:p>Mason</text:p>
          </table:table-cell>
          <table:table-cell table:style-name="ce7" table:formula="of:=&quot;(&quot; &amp;&quot;(harvestingJobType=&quot;&amp;[.C$1]&amp;&quot;, doesJob=&quot;&amp;[.C10]&amp;&quot;),&quot; &amp;&quot;(harvestingJobType=&quot;&amp;[.D$1]&amp;&quot;, doesJob=&quot;&amp;[.D10]&amp;&quot;),&quot; &amp;&quot;(harvestingJobType=&quot;&amp;[.E$1]&amp;&quot;, doesJob=&quot;&amp;[.E10]&amp;&quot;),&quot; &amp;&quot;(harvestingJobType=&quot;&amp;[.F$1]&amp;&quot;, doesJob=&quot;&amp;[.F10]&amp;&quot;)&quot; &amp;&quot;)&quot;" office:value-type="string" office:string-value="((harvestingJobType=Planting, doesJob=false),(harvestingJobType=Tending, doesJob=false),(harvestingJobType=Harvesting, doesJob=true),(harvestingJobType=Polishing, doesJob=true))">
            <text:p>((harvestingJobType=Planting, doesJob=false),(harvestingJobType=Tending, doesJob=false),(harvestingJobType=Harvesting, doesJob=true),(harvestingJobType=Polishing, doesJob=true))</text:p>
          </table:table-cell>
          <table:table-cell table:number-columns-repeated="2" office:value-type="string">
            <text:p>false</text:p>
          </table:table-cell>
          <table:table-cell table:number-columns-repeated="2" office:value-type="string">
            <text:p>true</text:p>
          </table:table-cell>
          <table:table-cell table:number-columns-repeated="1018"/>
        </table:table-row>
        <table:table-row table:style-name="ro3">
          <table:table-cell office:value-type="string">
            <text:p>Miner</text:p>
          </table:table-cell>
          <table:table-cell table:style-name="ce7" table:formula="of:=&quot;(&quot; &amp;&quot;(harvestingJobType=&quot;&amp;[.C$1]&amp;&quot;, doesJob=&quot;&amp;[.C11]&amp;&quot;),&quot; &amp;&quot;(harvestingJobType=&quot;&amp;[.D$1]&amp;&quot;, doesJob=&quot;&amp;[.D11]&amp;&quot;),&quot; &amp;&quot;(harvestingJobType=&quot;&amp;[.E$1]&amp;&quot;, doesJob=&quot;&amp;[.E11]&amp;&quot;),&quot; &amp;&quot;(harvestingJobType=&quot;&amp;[.F$1]&amp;&quot;, doesJob=&quot;&amp;[.F11]&amp;&quot;)&quot; &amp;&quot;)&quot;" office:value-type="string" office:string-value="((harvestingJobType=Planting, doesJob=false),(harvestingJobType=Tending, doesJob=false),(harvestingJobType=Harvesting, doesJob=true),(harvestingJobType=Polishing, doesJob=true))">
            <text:p>((harvestingJobType=Planting, doesJob=false),(harvestingJobType=Tending, doesJob=false),(harvestingJobType=Harvesting, doesJob=true),(harvestingJobType=Polishing, doesJob=true))</text:p>
          </table:table-cell>
          <table:table-cell table:number-columns-repeated="2" office:value-type="string">
            <text:p>false</text:p>
          </table:table-cell>
          <table:table-cell table:number-columns-repeated="2" office:value-type="string">
            <text:p>true</text:p>
          </table:table-cell>
          <table:table-cell table:number-columns-repeated="1018"/>
        </table:table-row>
        <table:table-row table:style-name="ro3">
          <table:table-cell office:value-type="string">
            <text:p>Smelter</text:p>
          </table:table-cell>
          <table:table-cell table:style-name="ce7" table:formula="of:=&quot;(&quot; &amp;&quot;(harvestingJobType=&quot;&amp;[.C$1]&amp;&quot;, doesJob=&quot;&amp;[.C12]&amp;&quot;),&quot; &amp;&quot;(harvestingJobType=&quot;&amp;[.D$1]&amp;&quot;, doesJob=&quot;&amp;[.D12]&amp;&quot;),&quot; &amp;&quot;(harvestingJobType=&quot;&amp;[.E$1]&amp;&quot;, doesJob=&quot;&amp;[.E12]&amp;&quot;),&quot; &amp;&quot;(harvestingJobType=&quot;&amp;[.F$1]&amp;&quot;, doesJob=&quot;&amp;[.F12]&amp;&quot;)&quot; &amp;&quot;)&quot;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number-columns-repeated="4" office:value-type="string">
            <text:p>false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30">30.11.2018</text:date>, <text:time>09:3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H18M19S</meta:editing-duration>
    <meta:editing-cycles>87</meta:editing-cycles>
    <meta:generator>OpenOffice/4.1.3$Win32 OpenOffice.org_project/413m1$Build-9783</meta:generator>
    <dc:date>2018-11-30T09:37:31.31</dc:date>
    <dc:creator>Felix </dc:creator>
    <meta:document-statistic meta:table-count="6" meta:cell-count="916" meta:object-count="0"/>
    <meta:user-defined meta:name="Info 1"/>
    <meta:user-defined meta:name="Info 2"/>
    <meta:user-defined meta:name="Info 3"/>
    <meta:user-defined meta:name="Info 4"/>
  </office:meta>
</office:document-meta>
</file>